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4pt" fo:language="en" fo:country="I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667cm" svg:height="12.8cm" svg:x="56.609cm" svg:y="0.795cm">
            <draw:object draw:notify-on-update-of-ranges="Sheet1.K2:Sheet1.S2 Sheet1.J3:Sheet1.J3 Sheet1.K3:Sheet1.S3 Sheet1.J4:Sheet1.J4 Sheet1.K4:Sheet1.S4 Sheet1.J5:Sheet1.J5 Sheet1.K5:Sheet1.S5 Sheet1.J6:Sheet1.J6 Sheet1.K6:Sheet1.S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797cm" svg:height="13.145cm" svg:x="33.521cm" svg:y="15.378cm">
            <draw:object draw:notify-on-update-of-ranges="Sheet1.J17:Sheet1.J17 Sheet1.K17:Sheet1.S17 Sheet1.J18:Sheet1.J18 Sheet1.K18:Sheet1.S18 Sheet1.J19:Sheet1.J19 Sheet1.K19:Sheet1.S19 Sheet1.J20:Sheet1.J20 Sheet1.K20:Sheet1.S20 Sheet1.J21:Sheet1.J21 Sheet1.K21:Sheet1.S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olderName</text:p>
          </table:table-cell>
          <table:table-cell office:value-type="string" calcext:value-type="string">
            <text:p>File1</text:p>
          </table:table-cell>
          <table:table-cell office:value-type="string" calcext:value-type="string">
            <text:p>File2</text:p>
          </table:table-cell>
          <table:table-cell table:style-name="ce1" office:value-type="string" calcext:value-type="string">
            <text:p>Mast_Normalize</text:p>
          </table:table-cell>
          <table:table-cell table:style-name="ce1" office:value-type="string" calcext:value-type="string">
            <text:p>TreeDistance</text:p>
          </table:table-cell>
          <table:table-cell table:style-name="ce1" office:value-type="string" calcext:value-type="string">
            <text:p>RF_Normalize</text:p>
          </table:table-cell>
          <table:table-cell table:style-name="ce1" office:value-type="string" calcext:value-type="string">
            <text:p>Qdist</text:p>
          </table:table-cell>
          <table:table-cell table:number-columns-repeated="2"/>
          <table:table-cell office:value-type="string" calcext:value-type="string">
            <text:p>ma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/home/user/Phd/Sapir/kmers001</text:p>
          </table:table-cell>
          <table:table-cell office:value-type="string" calcext:value-type="string">
            <text:p>first10.txt</text:p>
          </table:table-cell>
          <table:table-cell office:value-type="string" calcext:value-type="string">
            <text:p>second10.txt</text:p>
          </table:table-cell>
          <table:table-cell office:value-type="float" office:value="0.4" calcext:value-type="float">
            <text:p>0.4</text:p>
          </table:table-cell>
          <table:table-cell office:value-type="float" office:value="0.823779207" calcext:value-type="float">
            <text:p>0.823779207</text:p>
          </table:table-cell>
          <table:table-cell office:value-type="float" office:value="1" calcext:value-type="float">
            <text:p>1</text:p>
          </table:table-cell>
          <table:table-cell office:value-type="float" office:value="0.314138" calcext:value-type="float">
            <text:p>0.314138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3">
          <table:table-cell office:value-type="string" calcext:value-type="string">
            <text:p>/home/user/Phd/Sapir/kmers001</text:p>
          </table:table-cell>
          <table:table-cell office:value-type="string" calcext:value-type="string">
            <text:p>first11.txt</text:p>
          </table:table-cell>
          <table:table-cell office:value-type="string" calcext:value-type="string">
            <text:p>second11.txt</text:p>
          </table:table-cell>
          <table:table-cell office:value-type="float" office:value="0.35" calcext:value-type="float">
            <text:p>0.35</text:p>
          </table:table-cell>
          <table:table-cell office:value-type="float" office:value="0.789571736" calcext:value-type="float">
            <text:p>0.789571736</text:p>
          </table:table-cell>
          <table:table-cell office:value-type="float" office:value="1" calcext:value-type="float">
            <text:p>1</text:p>
          </table:table-cell>
          <table:table-cell office:value-type="float" office:value="0.401445" calcext:value-type="float">
            <text:p>0.401445</text:p>
          </table:table-cell>
          <table:table-cell table:number-columns-repeated="2"/>
          <table:table-cell office:value-type="string" calcext:value-type="string">
            <text:p>kmers</text:p>
          </table:table-cell>
          <table:table-cell table:formula="of:=AVERAGE([.D2:.D3])" office:value-type="float" office:value="0.375" calcext:value-type="float">
            <text:p>0.375</text:p>
          </table:table-cell>
          <table:table-cell table:formula="of:=AVERAGE([.D4:.D5])" office:value-type="float" office:value="0.425" calcext:value-type="float">
            <text:p>0.425</text:p>
          </table:table-cell>
          <table:table-cell table:formula="of:=AVERAGE([.D6:.D7])" office:value-type="float" office:value="0.475" calcext:value-type="float">
            <text:p>0.475</text:p>
          </table:table-cell>
          <table:table-cell table:formula="of:=AVERAGE([.D8:.D9])" office:value-type="float" office:value="0.4" calcext:value-type="float">
            <text:p>0.4</text:p>
          </table:table-cell>
          <table:table-cell table:formula="of:=AVERAGE([.D10:.D11])" office:value-type="float" office:value="0.375" calcext:value-type="float">
            <text:p>0.375</text:p>
          </table:table-cell>
          <table:table-cell table:formula="of:=AVERAGE([.D12:.D13])" office:value-type="float" office:value="0.45" calcext:value-type="float">
            <text:p>0.45</text:p>
          </table:table-cell>
          <table:table-cell table:formula="of:=AVERAGE([.D14:.D15])" office:value-type="float" office:value="0.45" calcext:value-type="float">
            <text:p>0.45</text:p>
          </table:table-cell>
          <table:table-cell table:formula="of:=AVERAGE([.D16:.D17])" office:value-type="float" office:value="0.45" calcext:value-type="float">
            <text:p>0.45</text:p>
          </table:table-cell>
          <table:table-cell table:formula="of:=AVERAGE([.D18:.D19])" office:value-type="float" office:value="0.475" calcext:value-type="float">
            <text:p>0.475</text:p>
          </table:table-cell>
        </table:table-row>
        <table:table-row table:style-name="ro4">
          <table:table-cell office:value-type="string" calcext:value-type="string">
            <text:p>/home/user/Phd/Sapir/kmers002</text:p>
          </table:table-cell>
          <table:table-cell office:value-type="string" calcext:value-type="string">
            <text:p>first20.txt</text:p>
          </table:table-cell>
          <table:table-cell office:value-type="string" calcext:value-type="string">
            <text:p>second20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47212649" calcext:value-type="float">
            <text:p>0.747212649</text:p>
          </table:table-cell>
          <table:table-cell office:value-type="float" office:value="1" calcext:value-type="float">
            <text:p>1</text:p>
          </table:table-cell>
          <table:table-cell office:value-type="float" office:value="0.393189" calcext:value-type="float">
            <text:p>0.393189</text:p>
          </table:table-cell>
          <table:table-cell table:number-columns-repeated="2"/>
          <table:table-cell office:value-type="string" calcext:value-type="string">
            <text:p>levinshtein</text:p>
          </table:table-cell>
          <table:table-cell table:formula="of:=AVERAGE([.D22:.D29];[.D31])" office:value-type="float" office:value="0.466666666666667" calcext:value-type="float">
            <text:p>0.466666666666667</text:p>
          </table:table-cell>
          <table:table-cell table:formula="of:=AVERAGE([.D32:.D41])" office:value-type="float" office:value="0.48" calcext:value-type="float">
            <text:p>0.48</text:p>
          </table:table-cell>
          <table:table-cell table:formula="of:=AVERAGE([.D42:.D51])" office:value-type="float" office:value="0.45" calcext:value-type="float">
            <text:p>0.45</text:p>
          </table:table-cell>
          <table:table-cell table:formula="of:=AVERAGE([.D52:.D56];[.D59:.D61])" office:value-type="float" office:value="0.45625" calcext:value-type="float">
            <text:p>0.45625</text:p>
          </table:table-cell>
          <table:table-cell table:formula="of:=AVERAGE([.D62:.D66];[.D69:.D71])" office:value-type="float" office:value="0.425" calcext:value-type="float">
            <text:p>0.425</text:p>
          </table:table-cell>
          <table:table-cell table:formula="of:=AVERAGE([.D73];[.D75];[.D76:.D81])" office:value-type="float" office:value="0.4375" calcext:value-type="float">
            <text:p>0.4375</text:p>
          </table:table-cell>
          <table:table-cell table:formula="of:=AVERAGE([.D82:.D83];[.D85:.D91])" office:value-type="float" office:value="0.455555555555556" calcext:value-type="float">
            <text:p>0.455555555555556</text:p>
          </table:table-cell>
          <table:table-cell table:formula="of:=AVERAGE([.D92:.D97];[.D99];[.D101])" office:value-type="float" office:value="0.49375" calcext:value-type="float">
            <text:p>0.49375</text:p>
          </table:table-cell>
          <table:table-cell table:formula="of:=AVERAGE([.D102:.D105];[.D107:.D111])" office:value-type="float" office:value="0.494444444444444" calcext:value-type="float">
            <text:p>0.494444444444444</text:p>
          </table:table-cell>
        </table:table-row>
        <table:table-row table:style-name="ro5">
          <table:table-cell office:value-type="string" calcext:value-type="string">
            <text:p>/home/user/Phd/Sapir/kmers002</text:p>
          </table:table-cell>
          <table:table-cell office:value-type="string" calcext:value-type="string">
            <text:p>first21.txt</text:p>
          </table:table-cell>
          <table:table-cell office:value-type="string" calcext:value-type="string">
            <text:p>second21.txt</text:p>
          </table:table-cell>
          <table:table-cell office:value-type="float" office:value="0.4" calcext:value-type="float">
            <text:p>0.4</text:p>
          </table:table-cell>
          <table:table-cell office:value-type="float" office:value="0.720982845" calcext:value-type="float">
            <text:p>0.720982845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39195" calcext:value-type="float">
            <text:p>0.39195</text:p>
          </table:table-cell>
          <table:table-cell table:number-columns-repeated="2"/>
          <table:table-cell office:value-type="string" calcext:value-type="string">
            <text:p>lempel ziv</text:p>
          </table:table-cell>
          <table:table-cell table:formula="of:=AVERAGE([.D112:.D121])" office:value-type="float" office:value="0.586" calcext:value-type="float">
            <text:p>0.586</text:p>
          </table:table-cell>
          <table:table-cell table:formula="of:=AVERAGE([.D122:.D123];[.D125:.D131])" office:value-type="float" office:value="0.651111111111111" calcext:value-type="float">
            <text:p>0.651111111111111</text:p>
          </table:table-cell>
          <table:table-cell table:formula="of:=AVERAGE([.D132:.D133])" office:value-type="float" office:value="0.78" calcext:value-type="float">
            <text:p>0.78</text:p>
          </table:table-cell>
          <table:table-cell table:formula="of:=AVERAGE([.D135:.D143])" office:value-type="float" office:value="0.746666666666667" calcext:value-type="float">
            <text:p>0.746666666666667</text:p>
          </table:table-cell>
          <table:table-cell table:formula="of:=AVERAGE([.D144:.D153])" office:value-type="float" office:value="0.724" calcext:value-type="float">
            <text:p>0.724</text:p>
          </table:table-cell>
          <table:table-cell table:formula="of:=AVERAGE([.D154:.D163])" office:value-type="float" office:value="0.716" calcext:value-type="float">
            <text:p>0.716</text:p>
          </table:table-cell>
          <table:table-cell table:formula="of:=AVERAGE([.D164:.D167];[.D169:.D173])" office:value-type="float" office:value="0.733333333333333" calcext:value-type="float">
            <text:p>0.733333333333333</text:p>
          </table:table-cell>
          <table:table-cell table:formula="of:=AVERAGE([.D174:.D176];[.D178:.D183])" office:value-type="float" office:value="0.72" calcext:value-type="float">
            <text:p>0.72</text:p>
          </table:table-cell>
          <table:table-cell table:formula="of:=AVERAGE([.D184:.D193])" office:value-type="float" office:value="0.656" calcext:value-type="float">
            <text:p>0.656</text:p>
          </table:table-cell>
        </table:table-row>
        <table:table-row table:style-name="ro5">
          <table:table-cell office:value-type="string" calcext:value-type="string">
            <text:p>/home/user/Phd/Sapir/kmers003</text:p>
          </table:table-cell>
          <table:table-cell office:value-type="string" calcext:value-type="string">
            <text:p>first30.txt</text:p>
          </table:table-cell>
          <table:table-cell office:value-type="string" calcext:value-type="string">
            <text:p>second30.txt</text:p>
          </table:table-cell>
          <table:table-cell office:value-type="float" office:value="0.5" calcext:value-type="float">
            <text:p>0.5</text:p>
          </table:table-cell>
          <table:table-cell office:value-type="float" office:value="0.700963992" calcext:value-type="float">
            <text:p>0.700963992</text:p>
          </table:table-cell>
          <table:table-cell office:value-type="float" office:value="1" calcext:value-type="float">
            <text:p>1</text:p>
          </table:table-cell>
          <table:table-cell office:value-type="float" office:value="0.463364" calcext:value-type="float">
            <text:p>0.463364</text:p>
          </table:table-cell>
          <table:table-cell table:number-columns-repeated="2"/>
          <table:table-cell office:value-type="string" calcext:value-type="string">
            <text:p>ncd</text:p>
          </table:table-cell>
          <table:table-cell table:formula="of:=AVERAGE([.D194:.D203])" office:value-type="float" office:value="0.63" calcext:value-type="float">
            <text:p>0.63</text:p>
          </table:table-cell>
          <table:table-cell table:formula="of:=AVERAGE([.D204:.D213])" office:value-type="float" office:value="0.71" calcext:value-type="float">
            <text:p>0.71</text:p>
          </table:table-cell>
          <table:table-cell table:formula="of:=AVERAGE([.D215:.D222])" office:value-type="float" office:value="0.79375" calcext:value-type="float">
            <text:p>0.79375</text:p>
          </table:table-cell>
          <table:table-cell table:formula="of:=AVERAGE([.D225:.D229];[.D231:.D233])" office:value-type="float" office:value="0.8125" calcext:value-type="float">
            <text:p>0.8125</text:p>
          </table:table-cell>
          <table:table-cell table:formula="of:=AVERAGE([.D234:.D243])" office:value-type="float" office:value="0.82" calcext:value-type="float">
            <text:p>0.82</text:p>
          </table:table-cell>
          <table:table-cell table:formula="of:=AVERAGE([.D245:.D253])" office:value-type="float" office:value="0.822222222222222" calcext:value-type="float">
            <text:p>0.822222222222222</text:p>
          </table:table-cell>
          <table:table-cell table:formula="of:=AVERAGE([.D255:.D263])" office:value-type="float" office:value="0.888888888888889" calcext:value-type="float">
            <text:p>0.888888888888889</text:p>
          </table:table-cell>
          <table:table-cell table:formula="of:=AVERAGE([.D264:.D273])" office:value-type="float" office:value="0.825" calcext:value-type="float">
            <text:p>0.825</text:p>
          </table:table-cell>
          <table:table-cell table:formula="of:=AVERAGE([.D274:.D283])" office:value-type="float" office:value="0.835" calcext:value-type="float">
            <text:p>0.835</text:p>
          </table:table-cell>
        </table:table-row>
        <table:table-row table:style-name="ro5">
          <table:table-cell office:value-type="string" calcext:value-type="string">
            <text:p>/home/user/Phd/Sapir/kmers003</text:p>
          </table:table-cell>
          <table:table-cell office:value-type="string" calcext:value-type="string">
            <text:p>first31.txt</text:p>
          </table:table-cell>
          <table:table-cell office:value-type="string" calcext:value-type="string">
            <text:p>second3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24811377" calcext:value-type="float">
            <text:p>0.724811377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4066" calcext:value-type="float">
            <text:p>0.4406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4</text:p>
          </table:table-cell>
          <table:table-cell office:value-type="string" calcext:value-type="string">
            <text:p>first40.txt</text:p>
          </table:table-cell>
          <table:table-cell office:value-type="string" calcext:value-type="string">
            <text:p>second40.txt</text:p>
          </table:table-cell>
          <table:table-cell office:value-type="float" office:value="0.35" calcext:value-type="float">
            <text:p>0.35</text:p>
          </table:table-cell>
          <table:table-cell office:value-type="float" office:value="0.798469151" calcext:value-type="float">
            <text:p>0.798469151</text:p>
          </table:table-cell>
          <table:table-cell office:value-type="float" office:value="1" calcext:value-type="float">
            <text:p>1</text:p>
          </table:table-cell>
          <table:table-cell office:value-type="float" office:value="0.366357" calcext:value-type="float">
            <text:p>0.36635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4</text:p>
          </table:table-cell>
          <table:table-cell office:value-type="string" calcext:value-type="string">
            <text:p>first41.txt</text:p>
          </table:table-cell>
          <table:table-cell office:value-type="string" calcext:value-type="string">
            <text:p>second4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61699558" calcext:value-type="float">
            <text:p>0.761699558</text:p>
          </table:table-cell>
          <table:table-cell office:value-type="float" office:value="1" calcext:value-type="float">
            <text:p>1</text:p>
          </table:table-cell>
          <table:table-cell office:value-type="float" office:value="0.432611" calcext:value-type="float">
            <text:p>0.43261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5</text:p>
          </table:table-cell>
          <table:table-cell office:value-type="string" calcext:value-type="string">
            <text:p>first50.txt</text:p>
          </table:table-cell>
          <table:table-cell office:value-type="string" calcext:value-type="string">
            <text:p>second50.txt</text:p>
          </table:table-cell>
          <table:table-cell office:value-type="float" office:value="0.4" calcext:value-type="float">
            <text:p>0.4</text:p>
          </table:table-cell>
          <table:table-cell office:value-type="float" office:value="0.686980666" calcext:value-type="float">
            <text:p>0.686980666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05986" calcext:value-type="float">
            <text:p>0.40598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5</text:p>
          </table:table-cell>
          <table:table-cell office:value-type="string" calcext:value-type="string">
            <text:p>first51.txt</text:p>
          </table:table-cell>
          <table:table-cell office:value-type="string" calcext:value-type="string">
            <text:p>second51.txt</text:p>
          </table:table-cell>
          <table:table-cell office:value-type="float" office:value="0.35" calcext:value-type="float">
            <text:p>0.35</text:p>
          </table:table-cell>
          <table:table-cell office:value-type="float" office:value="0.79497917" calcext:value-type="float">
            <text:p>0.79497917</text:p>
          </table:table-cell>
          <table:table-cell office:value-type="float" office:value="1" calcext:value-type="float">
            <text:p>1</text:p>
          </table:table-cell>
          <table:table-cell office:value-type="float" office:value="0.404128" calcext:value-type="float">
            <text:p>0.40412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6</text:p>
          </table:table-cell>
          <table:table-cell office:value-type="string" calcext:value-type="string">
            <text:p>first60.txt</text:p>
          </table:table-cell>
          <table:table-cell office:value-type="string" calcext:value-type="string">
            <text:p>second60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32221321" calcext:value-type="float">
            <text:p>0.732221321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371104" calcext:value-type="float">
            <text:p>0.37110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6</text:p>
          </table:table-cell>
          <table:table-cell office:value-type="string" calcext:value-type="string">
            <text:p>first61.txt</text:p>
          </table:table-cell>
          <table:table-cell office:value-type="string" calcext:value-type="string">
            <text:p>second6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807756215" calcext:value-type="float">
            <text:p>0.807756215</text:p>
          </table:table-cell>
          <table:table-cell office:value-type="float" office:value="1" calcext:value-type="float">
            <text:p>1</text:p>
          </table:table-cell>
          <table:table-cell office:value-type="float" office:value="0.336017" calcext:value-type="float">
            <text:p>0.33601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7</text:p>
          </table:table-cell>
          <table:table-cell office:value-type="string" calcext:value-type="string">
            <text:p>first70.txt</text:p>
          </table:table-cell>
          <table:table-cell office:value-type="string" calcext:value-type="string">
            <text:p>second70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72930226" calcext:value-type="float">
            <text:p>0.772930226</text:p>
          </table:table-cell>
          <table:table-cell office:value-type="float" office:value="1" calcext:value-type="float">
            <text:p>1</text:p>
          </table:table-cell>
          <table:table-cell office:value-type="float" office:value="0.416512" calcext:value-type="float">
            <text:p>0.41651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7</text:p>
          </table:table-cell>
          <table:table-cell office:value-type="string" calcext:value-type="string">
            <text:p>first71.txt</text:p>
          </table:table-cell>
          <table:table-cell office:value-type="string" calcext:value-type="string">
            <text:p>second7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17100336" calcext:value-type="float">
            <text:p>0.717100336</text:p>
          </table:table-cell>
          <table:table-cell office:value-type="float" office:value="1" calcext:value-type="float">
            <text:p>1</text:p>
          </table:table-cell>
          <table:table-cell office:value-type="float" office:value="0.49515" calcext:value-type="float">
            <text:p>0.4951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kmers008</text:p>
          </table:table-cell>
          <table:table-cell office:value-type="string" calcext:value-type="string">
            <text:p>first80.txt</text:p>
          </table:table-cell>
          <table:table-cell office:value-type="string" calcext:value-type="string">
            <text:p>second80.txt</text:p>
          </table:table-cell>
          <table:table-cell office:value-type="float" office:value="0.4" calcext:value-type="float">
            <text:p>0.4</text:p>
          </table:table-cell>
          <table:table-cell office:value-type="float" office:value="0.747804642" calcext:value-type="float">
            <text:p>0.747804642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334365" calcext:value-type="float">
            <text:p>0.334365</text:p>
          </table:table-cell>
          <table:table-cell table:number-columns-repeated="2"/>
          <table:table-cell office:value-type="string" calcext:value-type="string">
            <text:p>QDIST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/home/user/Phd/Sapir/kmers008</text:p>
          </table:table-cell>
          <table:table-cell office:value-type="string" calcext:value-type="string">
            <text:p>first81.txt</text:p>
          </table:table-cell>
          <table:table-cell office:value-type="string" calcext:value-type="string">
            <text:p>second81.txt</text:p>
          </table:table-cell>
          <table:table-cell office:value-type="float" office:value="0.5" calcext:value-type="float">
            <text:p>0.5</text:p>
          </table:table-cell>
          <table:table-cell office:value-type="float" office:value="0.515677439" calcext:value-type="float">
            <text:p>0.515677439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632405" calcext:value-type="float">
            <text:p>0.6324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5">
          <table:table-cell office:value-type="string" calcext:value-type="string">
            <text:p>/home/user/Phd/Sapir/kmers009</text:p>
          </table:table-cell>
          <table:table-cell office:value-type="string" calcext:value-type="string">
            <text:p>first90.txt</text:p>
          </table:table-cell>
          <table:table-cell office:value-type="string" calcext:value-type="string">
            <text:p>second90.txt</text:p>
          </table:table-cell>
          <table:table-cell office:value-type="float" office:value="0.4" calcext:value-type="float">
            <text:p>0.4</text:p>
          </table:table-cell>
          <table:table-cell office:value-type="float" office:value="0.741131549" calcext:value-type="float">
            <text:p>0.741131549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52838" calcext:value-type="float">
            <text:p>0.452838</text:p>
          </table:table-cell>
          <table:table-cell table:number-columns-repeated="2"/>
          <table:table-cell office:value-type="string" calcext:value-type="string">
            <text:p>kmers</text:p>
          </table:table-cell>
          <table:table-cell table:formula="of:=AVERAGE([.G2:.G3])" office:value-type="float" office:value="0.3577915" calcext:value-type="float">
            <text:p>0.3577915</text:p>
          </table:table-cell>
          <table:table-cell table:formula="of:=AVERAGE([.G4:.G5])" office:value-type="float" office:value="0.3925695" calcext:value-type="float">
            <text:p>0.3925695</text:p>
          </table:table-cell>
          <table:table-cell table:formula="of:=AVERAGE([.G6:.G7])" office:value-type="float" office:value="0.452012" calcext:value-type="float">
            <text:p>0.452012</text:p>
          </table:table-cell>
          <table:table-cell table:formula="of:=AVERAGE([.G8:.G9])" office:value-type="float" office:value="0.399484" calcext:value-type="float">
            <text:p>0.399484</text:p>
          </table:table-cell>
          <table:table-cell table:formula="of:=AVERAGE([.G10:.G11])" office:value-type="float" office:value="0.405057" calcext:value-type="float">
            <text:p>0.405057</text:p>
          </table:table-cell>
          <table:table-cell table:formula="of:=AVERAGE([.G12:.G13])" office:value-type="float" office:value="0.3535605" calcext:value-type="float">
            <text:p>0.3535605</text:p>
          </table:table-cell>
          <table:table-cell table:formula="of:=AVERAGE([.G14:.G15])" office:value-type="float" office:value="0.455831" calcext:value-type="float">
            <text:p>0.455831</text:p>
          </table:table-cell>
          <table:table-cell table:formula="of:=AVERAGE([.G16:.G17])" office:value-type="float" office:value="0.483385" calcext:value-type="float">
            <text:p>0.483385</text:p>
          </table:table-cell>
          <table:table-cell table:formula="of:=AVERAGE([.G18:.G19])" office:value-type="float" office:value="0.524252" calcext:value-type="float">
            <text:p>0.524252</text:p>
          </table:table-cell>
        </table:table-row>
        <table:table-row table:style-name="ro5">
          <table:table-cell office:value-type="string" calcext:value-type="string">
            <text:p>/home/user/Phd/Sapir/kmers009</text:p>
          </table:table-cell>
          <table:table-cell office:value-type="string" calcext:value-type="string">
            <text:p>first91.txt</text:p>
          </table:table-cell>
          <table:table-cell office:value-type="string" calcext:value-type="string">
            <text:p>second91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609307653" calcext:value-type="float">
            <text:p>0.609307653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595666" calcext:value-type="float">
            <text:p>0.595666</text:p>
          </table:table-cell>
          <table:table-cell table:number-columns-repeated="2"/>
          <table:table-cell office:value-type="string" calcext:value-type="string">
            <text:p>levinshtein</text:p>
          </table:table-cell>
          <table:table-cell table:formula="of:=AVERAGE([.G22:.G29];[.G31])" office:value-type="float" office:value="0.480839222222222" calcext:value-type="float">
            <text:p>0.480839222222222</text:p>
          </table:table-cell>
          <table:table-cell table:formula="of:=AVERAGE([.G32:.G41])" office:value-type="float" office:value="0.4570898" calcext:value-type="float">
            <text:p>0.4570898</text:p>
          </table:table-cell>
          <table:table-cell table:formula="of:=AVERAGE([.G42:.G46];[.G48:.G51])" office:value-type="float" office:value="0.460039111111111" calcext:value-type="float">
            <text:p>0.460039111111111</text:p>
          </table:table-cell>
          <table:table-cell table:formula="of:=AVERAGE([.G52:.G56];[.G59:.G61])" office:value-type="float" office:value="0.454902" calcext:value-type="float">
            <text:p>0.454902</text:p>
          </table:table-cell>
          <table:table-cell table:formula="of:=AVERAGE([.G62:.G66];[.G69:.G71])" office:value-type="float" office:value="0.47378725" calcext:value-type="float">
            <text:p>0.47378725</text:p>
          </table:table-cell>
          <table:table-cell table:formula="of:=AVERAGE([.G73];[.G75:.G81])" office:value-type="float" office:value="0.42629" calcext:value-type="float">
            <text:p>0.42629</text:p>
          </table:table-cell>
          <table:table-cell table:formula="of:=AVERAGE([.G82:.G83];[.G85:.G91])" office:value-type="float" office:value="0.483178444444444" calcext:value-type="float">
            <text:p>0.483178444444444</text:p>
          </table:table-cell>
          <table:table-cell table:formula="of:=AVERAGE([.G92:.G97];[.G99];[.G101])" office:value-type="float" office:value="0.556527375" calcext:value-type="float">
            <text:p>0.556527375</text:p>
          </table:table-cell>
          <table:table-cell table:formula="of:=AVERAGE([.G102:.G105];[.G107:.G111])" office:value-type="float" office:value="0.583533777777778" calcext:value-type="float">
            <text:p>0.583533777777778</text:p>
          </table:table-cell>
        </table:table-row>
        <table:table-row table:style-name="ro6">
          <table:table-cell office:value-type="string" calcext:value-type="string">
            <text:p>/home/user/Phd/Sapir/kmers01</text:p>
          </table:table-cell>
          <table:table-cell office:value-type="string" calcext:value-type="string">
            <text:p>first100.txt</text:p>
          </table:table-cell>
          <table:table-cell office:value-type="string" calcext:value-type="string">
            <text:p>second100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548039842" calcext:value-type="float">
            <text:p>0.548039842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0.584933" calcext:value-type="float">
            <text:p>0.584933</text:p>
          </table:table-cell>
          <table:table-cell table:number-columns-repeated="2"/>
          <table:table-cell office:value-type="string" calcext:value-type="string">
            <text:p>lempel ziv</text:p>
          </table:table-cell>
          <table:table-cell table:formula="of:=AVERAGE([.G112:.G121])" office:value-type="float" office:value="0.835264" calcext:value-type="float">
            <text:p>0.835264</text:p>
          </table:table-cell>
          <table:table-cell table:formula="of:=AVERAGE([.G122:.G123];[.G125:.G131])" office:value-type="float" office:value="0.861537111111111" calcext:value-type="float">
            <text:p>0.861537111111111</text:p>
          </table:table-cell>
          <table:table-cell table:formula="of:=AVERAGE([.G132:.G133])" office:value-type="float" office:value="0.9588105" calcext:value-type="float">
            <text:p>0.9588105</text:p>
          </table:table-cell>
          <table:table-cell table:formula="of:=AVERAGE([.G135:.G143])" office:value-type="float" office:value="0.929268" calcext:value-type="float">
            <text:p>0.929268</text:p>
          </table:table-cell>
          <table:table-cell table:formula="of:=AVERAGE([.G144:.G153])" office:value-type="float" office:value="0.9279714" calcext:value-type="float">
            <text:p>0.9279714</text:p>
          </table:table-cell>
          <table:table-cell table:formula="of:=AVERAGE([.G154:.G163])" office:value-type="float" office:value="0.9084851" calcext:value-type="float">
            <text:p>0.9084851</text:p>
          </table:table-cell>
          <table:table-cell table:formula="of:=AVERAGE([.G165:.G167];[.G169:.G173];[.G164])" office:value-type="float" office:value="0.930116666666667" calcext:value-type="float">
            <text:p>0.930116666666667</text:p>
          </table:table-cell>
          <table:table-cell table:formula="of:=AVERAGE([.G174:.G176];[.G178:.G183])" office:value-type="float" office:value="0.914249" calcext:value-type="float">
            <text:p>0.914249</text:p>
          </table:table-cell>
          <table:table-cell table:formula="of:=AVERAGE([.G184:.G193])" office:value-type="float" office:value="0.8853304" calcext:value-type="float">
            <text:p>0.8853304</text:p>
          </table:table-cell>
        </table:table-row>
        <table:table-row table:style-name="ro6">
          <table:table-cell office:value-type="string" calcext:value-type="string">
            <text:p>/home/user/Phd/Sapir/kmers01</text:p>
          </table:table-cell>
          <table:table-cell office:value-type="string" calcext:value-type="string">
            <text:p>first101.txt</text:p>
          </table:table-cell>
          <table:table-cell office:value-type="string" calcext:value-type="string">
            <text:p>second101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cd</text:p>
          </table:table-cell>
          <table:table-cell table:formula="of:=AVERAGE([.G194:.G203])" office:value-type="float" office:value="0.7570691" calcext:value-type="float">
            <text:p>0.7570691</text:p>
          </table:table-cell>
          <table:table-cell table:formula="of:=AVERAGE([.G204:.G213])" office:value-type="float" office:value="0.8344686" calcext:value-type="float">
            <text:p>0.8344686</text:p>
          </table:table-cell>
          <table:table-cell table:formula="of:=AVERAGE([.G215:.G222])" office:value-type="float" office:value="0.8957945" calcext:value-type="float">
            <text:p>0.8957945</text:p>
          </table:table-cell>
          <table:table-cell table:formula="of:=AVERAGE([.G225:.G229];[.G231:.G233])" office:value-type="float" office:value="0.92051075" calcext:value-type="float">
            <text:p>0.92051075</text:p>
          </table:table-cell>
          <table:table-cell table:formula="of:=AVERAGE([.G234:.G243])" office:value-type="float" office:value="0.9134572" calcext:value-type="float">
            <text:p>0.9134572</text:p>
          </table:table-cell>
          <table:table-cell table:formula="of:=AVERAGE([.G245:.G253])" office:value-type="float" office:value="0.927370777777778" calcext:value-type="float">
            <text:p>0.927370777777778</text:p>
          </table:table-cell>
          <table:table-cell table:formula="of:=AVERAGE([.G255:.G263])" office:value-type="float" office:value="0.928861444444444" calcext:value-type="float">
            <text:p>0.928861444444444</text:p>
          </table:table-cell>
          <table:table-cell table:formula="of:=AVERAGE([.G264:.G273])" office:value-type="float" office:value="0.911517" calcext:value-type="float">
            <text:p>0.911517</text:p>
          </table:table-cell>
          <table:table-cell table:formula="of:=AVERAGE([.G274:.G283])" office:value-type="float" office:value="0.924644" calcext:value-type="float">
            <text:p>0.924644</text:p>
          </table:table-cell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0.txt</text:p>
          </table:table-cell>
          <table:table-cell office:value-type="string" calcext:value-type="string">
            <text:p>second10.txt</text:p>
          </table:table-cell>
          <table:table-cell office:value-type="float" office:value="0.5" calcext:value-type="float">
            <text:p>0.5</text:p>
          </table:table-cell>
          <table:table-cell office:value-type="float" office:value="0.593825191" calcext:value-type="float">
            <text:p>0.593825191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518885" calcext:value-type="float">
            <text:p>0.51888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1.txt</text:p>
          </table:table-cell>
          <table:table-cell office:value-type="string" calcext:value-type="string">
            <text:p>second11.txt</text:p>
          </table:table-cell>
          <table:table-cell office:value-type="float" office:value="0.5" calcext:value-type="float">
            <text:p>0.5</text:p>
          </table:table-cell>
          <table:table-cell office:value-type="float" office:value="0.631709131" calcext:value-type="float">
            <text:p>0.631709131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454076" calcext:value-type="float">
            <text:p>0.45407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2.txt</text:p>
          </table:table-cell>
          <table:table-cell office:value-type="string" calcext:value-type="string">
            <text:p>second12.txt</text:p>
          </table:table-cell>
          <table:table-cell office:value-type="float" office:value="0.5" calcext:value-type="float">
            <text:p>0.5</text:p>
          </table:table-cell>
          <table:table-cell office:value-type="float" office:value="0.636921564" calcext:value-type="float">
            <text:p>0.636921564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538906" calcext:value-type="float">
            <text:p>0.53890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3.txt</text:p>
          </table:table-cell>
          <table:table-cell office:value-type="string" calcext:value-type="string">
            <text:p>second13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60231639" calcext:value-type="float">
            <text:p>0.760231639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386791" calcext:value-type="float">
            <text:p>0.38679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4.txt</text:p>
          </table:table-cell>
          <table:table-cell office:value-type="string" calcext:value-type="string">
            <text:p>second14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59050089" calcext:value-type="float">
            <text:p>0.659050089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538906" calcext:value-type="float">
            <text:p>0.53890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5.txt</text:p>
          </table:table-cell>
          <table:table-cell office:value-type="string" calcext:value-type="string">
            <text:p>second15.txt</text:p>
          </table:table-cell>
          <table:table-cell office:value-type="float" office:value="0.4" calcext:value-type="float">
            <text:p>0.4</text:p>
          </table:table-cell>
          <table:table-cell office:value-type="float" office:value="0.756441056" calcext:value-type="float">
            <text:p>0.756441056</text:p>
          </table:table-cell>
          <table:table-cell office:value-type="float" office:value="1" calcext:value-type="float">
            <text:p>1</text:p>
          </table:table-cell>
          <table:table-cell office:value-type="float" office:value="0.403096" calcext:value-type="float">
            <text:p>0.40309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6.txt</text:p>
          </table:table-cell>
          <table:table-cell office:value-type="string" calcext:value-type="string">
            <text:p>second16.txt</text:p>
          </table:table-cell>
          <table:table-cell office:value-type="float" office:value="0.5" calcext:value-type="float">
            <text:p>0.5</text:p>
          </table:table-cell>
          <table:table-cell office:value-type="float" office:value="0.714597324" calcext:value-type="float">
            <text:p>0.714597324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80908" calcext:value-type="float">
            <text:p>0.48090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7.txt</text:p>
          </table:table-cell>
          <table:table-cell office:value-type="string" calcext:value-type="string">
            <text:p>second17.txt</text:p>
          </table:table-cell>
          <table:table-cell office:value-type="float" office:value="0.4" calcext:value-type="float">
            <text:p>0.4</text:p>
          </table:table-cell>
          <table:table-cell office:value-type="float" office:value="0.586046336" calcext:value-type="float">
            <text:p>0.586046336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587203" calcext:value-type="float">
            <text:p>0.58720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8.txt</text:p>
          </table:table-cell>
          <table:table-cell office:value-type="string" calcext:value-type="string">
            <text:p>second18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1</text:p>
          </table:table-cell>
          <table:table-cell office:value-type="string" calcext:value-type="string">
            <text:p>first19.txt</text:p>
          </table:table-cell>
          <table:table-cell office:value-type="string" calcext:value-type="string">
            <text:p>second19.txt</text:p>
          </table:table-cell>
          <table:table-cell office:value-type="float" office:value="0.5" calcext:value-type="float">
            <text:p>0.5</text:p>
          </table:table-cell>
          <table:table-cell office:value-type="float" office:value="0.745045757" calcext:value-type="float">
            <text:p>0.745045757</text:p>
          </table:table-cell>
          <table:table-cell office:value-type="float" office:value="1" calcext:value-type="float">
            <text:p>1</text:p>
          </table:table-cell>
          <table:table-cell office:value-type="float" office:value="0.418782" calcext:value-type="float">
            <text:p>0.41878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0.txt</text:p>
          </table:table-cell>
          <table:table-cell office:value-type="string" calcext:value-type="string">
            <text:p>second20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84011814" calcext:value-type="float">
            <text:p>0.784011814</text:p>
          </table:table-cell>
          <table:table-cell office:value-type="float" office:value="1" calcext:value-type="float">
            <text:p>1</text:p>
          </table:table-cell>
          <table:table-cell office:value-type="float" office:value="0.326729" calcext:value-type="float">
            <text:p>0.32672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1.txt</text:p>
          </table:table-cell>
          <table:table-cell office:value-type="string" calcext:value-type="string">
            <text:p>second21.txt</text:p>
          </table:table-cell>
          <table:table-cell office:value-type="float" office:value="0.5" calcext:value-type="float">
            <text:p>0.5</text:p>
          </table:table-cell>
          <table:table-cell office:value-type="float" office:value="0.734351993" calcext:value-type="float">
            <text:p>0.734351993</text:p>
          </table:table-cell>
          <table:table-cell office:value-type="float" office:value="1" calcext:value-type="float">
            <text:p>1</text:p>
          </table:table-cell>
          <table:table-cell office:value-type="float" office:value="0.415273" calcext:value-type="float">
            <text:p>0.41527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2.txt</text:p>
          </table:table-cell>
          <table:table-cell office:value-type="string" calcext:value-type="string">
            <text:p>second22.txt</text:p>
          </table:table-cell>
          <table:table-cell office:value-type="float" office:value="0.6" calcext:value-type="float">
            <text:p>0.6</text:p>
          </table:table-cell>
          <table:table-cell office:value-type="float" office:value="0.613682256" calcext:value-type="float">
            <text:p>0.613682256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559546" calcext:value-type="float">
            <text:p>0.55954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3.txt</text:p>
          </table:table-cell>
          <table:table-cell office:value-type="string" calcext:value-type="string">
            <text:p>second23.txt</text:p>
          </table:table-cell>
          <table:table-cell office:value-type="float" office:value="0.5" calcext:value-type="float">
            <text:p>0.5</text:p>
          </table:table-cell>
          <table:table-cell office:value-type="float" office:value="0.64740243" calcext:value-type="float">
            <text:p>0.64740243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547368" calcext:value-type="float">
            <text:p>0.54736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4.txt</text:p>
          </table:table-cell>
          <table:table-cell office:value-type="string" calcext:value-type="string">
            <text:p>second24.txt</text:p>
          </table:table-cell>
          <table:table-cell office:value-type="float" office:value="0.5" calcext:value-type="float">
            <text:p>0.5</text:p>
          </table:table-cell>
          <table:table-cell office:value-type="float" office:value="0.654171212" calcext:value-type="float">
            <text:p>0.654171212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50155" calcext:value-type="float">
            <text:p>0.45015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5.txt</text:p>
          </table:table-cell>
          <table:table-cell office:value-type="string" calcext:value-type="string">
            <text:p>second25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9198429" calcext:value-type="float">
            <text:p>0.69198429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91641" calcext:value-type="float">
            <text:p>0.49164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6.txt</text:p>
          </table:table-cell>
          <table:table-cell office:value-type="string" calcext:value-type="string">
            <text:p>second26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71382377" calcext:value-type="float">
            <text:p>0.771382377</text:p>
          </table:table-cell>
          <table:table-cell office:value-type="float" office:value="1" calcext:value-type="float">
            <text:p>1</text:p>
          </table:table-cell>
          <table:table-cell office:value-type="float" office:value="0.370898" calcext:value-type="float">
            <text:p>0.37089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7.txt</text:p>
          </table:table-cell>
          <table:table-cell office:value-type="string" calcext:value-type="string">
            <text:p>second27.txt</text:p>
          </table:table-cell>
          <table:table-cell office:value-type="float" office:value="0.5" calcext:value-type="float">
            <text:p>0.5</text:p>
          </table:table-cell>
          <table:table-cell office:value-type="float" office:value="0.662792771" calcext:value-type="float">
            <text:p>0.662792771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479463" calcext:value-type="float">
            <text:p>0.47946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8.txt</text:p>
          </table:table-cell>
          <table:table-cell office:value-type="string" calcext:value-type="string">
            <text:p>second28.txt</text:p>
          </table:table-cell>
          <table:table-cell office:value-type="float" office:value="0.4" calcext:value-type="float">
            <text:p>0.4</text:p>
          </table:table-cell>
          <table:table-cell office:value-type="float" office:value="0.687351637" calcext:value-type="float">
            <text:p>0.687351637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49536" calcext:value-type="float">
            <text:p>0.44953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2</text:p>
          </table:table-cell>
          <table:table-cell office:value-type="string" calcext:value-type="string">
            <text:p>first29.txt</text:p>
          </table:table-cell>
          <table:table-cell office:value-type="string" calcext:value-type="string">
            <text:p>second29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84910655" calcext:value-type="float">
            <text:p>0.684910655</text:p>
          </table:table-cell>
          <table:table-cell office:value-type="float" office:value="1" calcext:value-type="float">
            <text:p>1</text:p>
          </table:table-cell>
          <table:table-cell office:value-type="float" office:value="0.480289" calcext:value-type="float">
            <text:p>0.48028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0.txt</text:p>
          </table:table-cell>
          <table:table-cell office:value-type="string" calcext:value-type="string">
            <text:p>second30.txt</text:p>
          </table:table-cell>
          <table:table-cell office:value-type="float" office:value="0.4" calcext:value-type="float">
            <text:p>0.4</text:p>
          </table:table-cell>
          <table:table-cell office:value-type="float" office:value="0.74842301" calcext:value-type="float">
            <text:p>0.74842301</text:p>
          </table:table-cell>
          <table:table-cell office:value-type="float" office:value="1" calcext:value-type="float">
            <text:p>1</text:p>
          </table:table-cell>
          <table:table-cell office:value-type="float" office:value="0.354799" calcext:value-type="float">
            <text:p>0.35479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1.txt</text:p>
          </table:table-cell>
          <table:table-cell office:value-type="string" calcext:value-type="string">
            <text:p>second3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86750987" calcext:value-type="float">
            <text:p>0.686750987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54489" calcext:value-type="float">
            <text:p>0.45448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2.txt</text:p>
          </table:table-cell>
          <table:table-cell office:value-type="string" calcext:value-type="string">
            <text:p>second32.txt</text:p>
          </table:table-cell>
          <table:table-cell office:value-type="float" office:value="0.5" calcext:value-type="float">
            <text:p>0.5</text:p>
          </table:table-cell>
          <table:table-cell office:value-type="float" office:value="0.709277721" calcext:value-type="float">
            <text:p>0.709277721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48504" calcext:value-type="float">
            <text:p>0.44850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3.txt</text:p>
          </table:table-cell>
          <table:table-cell office:value-type="string" calcext:value-type="string">
            <text:p>second33.txt</text:p>
          </table:table-cell>
          <table:table-cell office:value-type="float" office:value="0.5" calcext:value-type="float">
            <text:p>0.5</text:p>
          </table:table-cell>
          <table:table-cell office:value-type="float" office:value="0.572814965" calcext:value-type="float">
            <text:p>0.572814965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645201" calcext:value-type="float">
            <text:p>0.64520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4.txt</text:p>
          </table:table-cell>
          <table:table-cell office:value-type="string" calcext:value-type="string">
            <text:p>second34.txt</text:p>
          </table:table-cell>
          <table:table-cell office:value-type="float" office:value="0.4" calcext:value-type="float">
            <text:p>0.4</text:p>
          </table:table-cell>
          <table:table-cell office:value-type="float" office:value="0.670257508" calcext:value-type="float">
            <text:p>0.670257508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50031" calcext:value-type="float">
            <text:p>0.5003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5.txt</text:p>
          </table:table-cell>
          <table:table-cell office:value-type="string" calcext:value-type="string">
            <text:p>second35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6.txt</text:p>
          </table:table-cell>
          <table:table-cell office:value-type="string" calcext:value-type="string">
            <text:p>second36.txt</text:p>
          </table:table-cell>
          <table:table-cell office:value-type="float" office:value="0.4" calcext:value-type="float">
            <text:p>0.4</text:p>
          </table:table-cell>
          <table:table-cell office:value-type="float" office:value="0.872737992" calcext:value-type="float">
            <text:p>0.872737992</text:p>
          </table:table-cell>
          <table:table-cell office:value-type="float" office:value="1" calcext:value-type="float">
            <text:p>1</text:p>
          </table:table-cell>
          <table:table-cell office:value-type="float" office:value="0.283798" calcext:value-type="float">
            <text:p>0.28379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7.txt</text:p>
          </table:table-cell>
          <table:table-cell office:value-type="string" calcext:value-type="string">
            <text:p>second37.txt</text:p>
          </table:table-cell>
          <table:table-cell office:value-type="float" office:value="0.6" calcext:value-type="float">
            <text:p>0.6</text:p>
          </table:table-cell>
          <table:table-cell office:value-type="float" office:value="0.470854197" calcext:value-type="float">
            <text:p>0.470854197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0.778328" calcext:value-type="float">
            <text:p>0.77832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8.txt</text:p>
          </table:table-cell>
          <table:table-cell office:value-type="string" calcext:value-type="string">
            <text:p>second38.txt</text:p>
          </table:table-cell>
          <table:table-cell office:value-type="float" office:value="0.4" calcext:value-type="float">
            <text:p>0.4</text:p>
          </table:table-cell>
          <table:table-cell office:value-type="float" office:value="0.837270076" calcext:value-type="float">
            <text:p>0.837270076</text:p>
          </table:table-cell>
          <table:table-cell office:value-type="float" office:value="1" calcext:value-type="float">
            <text:p>1</text:p>
          </table:table-cell>
          <table:table-cell office:value-type="float" office:value="0.306089" calcext:value-type="float">
            <text:p>0.30608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3</text:p>
          </table:table-cell>
          <table:table-cell office:value-type="string" calcext:value-type="string">
            <text:p>first39.txt</text:p>
          </table:table-cell>
          <table:table-cell office:value-type="string" calcext:value-type="string">
            <text:p>second39.txt</text:p>
          </table:table-cell>
          <table:table-cell office:value-type="float" office:value="0.4" calcext:value-type="float">
            <text:p>0.4</text:p>
          </table:table-cell>
          <table:table-cell office:value-type="float" office:value="0.771359108" calcext:value-type="float">
            <text:p>0.771359108</text:p>
          </table:table-cell>
          <table:table-cell office:value-type="float" office:value="1" calcext:value-type="float">
            <text:p>1</text:p>
          </table:table-cell>
          <table:table-cell office:value-type="float" office:value="0.368834" calcext:value-type="float">
            <text:p>0.36883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0.txt</text:p>
          </table:table-cell>
          <table:table-cell office:value-type="string" calcext:value-type="string">
            <text:p>second40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84634706" calcext:value-type="float">
            <text:p>0.784634706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392157" calcext:value-type="float">
            <text:p>0.39215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1.txt</text:p>
          </table:table-cell>
          <table:table-cell office:value-type="string" calcext:value-type="string">
            <text:p>second41.txt</text:p>
          </table:table-cell>
          <table:table-cell office:value-type="float" office:value="0.4" calcext:value-type="float">
            <text:p>0.4</text:p>
          </table:table-cell>
          <table:table-cell office:value-type="float" office:value="0.772282909" calcext:value-type="float">
            <text:p>0.772282909</text:p>
          </table:table-cell>
          <table:table-cell office:value-type="float" office:value="1" calcext:value-type="float">
            <text:p>1</text:p>
          </table:table-cell>
          <table:table-cell office:value-type="float" office:value="0.390918" calcext:value-type="float">
            <text:p>0.39091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2.txt</text:p>
          </table:table-cell>
          <table:table-cell office:value-type="string" calcext:value-type="string">
            <text:p>second42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38564658" calcext:value-type="float">
            <text:p>0.738564658</text:p>
          </table:table-cell>
          <table:table-cell office:value-type="float" office:value="1" calcext:value-type="float">
            <text:p>1</text:p>
          </table:table-cell>
          <table:table-cell office:value-type="float" office:value="0.433024" calcext:value-type="float">
            <text:p>0.43302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3.txt</text:p>
          </table:table-cell>
          <table:table-cell office:value-type="string" calcext:value-type="string">
            <text:p>second43.txt</text:p>
          </table:table-cell>
          <table:table-cell office:value-type="float" office:value="0.4" calcext:value-type="float">
            <text:p>0.4</text:p>
          </table:table-cell>
          <table:table-cell office:value-type="float" office:value="0.577858352" calcext:value-type="float">
            <text:p>0.577858352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539938" calcext:value-type="float">
            <text:p>0.53993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4.txt</text:p>
          </table:table-cell>
          <table:table-cell office:value-type="string" calcext:value-type="string">
            <text:p>second44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580259359" calcext:value-type="float">
            <text:p>0.580259359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648297" calcext:value-type="float">
            <text:p>0.64829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5.txt</text:p>
          </table:table-cell>
          <table:table-cell office:value-type="string" calcext:value-type="string">
            <text:p>second45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6.txt</text:p>
          </table:table-cell>
          <table:table-cell office:value-type="string" calcext:value-type="string">
            <text:p>second46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7.txt</text:p>
          </table:table-cell>
          <table:table-cell office:value-type="string" calcext:value-type="string">
            <text:p>second47.txt</text:p>
          </table:table-cell>
          <table:table-cell office:value-type="float" office:value="0.4" calcext:value-type="float">
            <text:p>0.4</text:p>
          </table:table-cell>
          <table:table-cell office:value-type="float" office:value="0.825891374" calcext:value-type="float">
            <text:p>0.825891374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316615" calcext:value-type="float">
            <text:p>0.31661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8.txt</text:p>
          </table:table-cell>
          <table:table-cell office:value-type="string" calcext:value-type="string">
            <text:p>second48.txt</text:p>
          </table:table-cell>
          <table:table-cell office:value-type="float" office:value="0.4" calcext:value-type="float">
            <text:p>0.4</text:p>
          </table:table-cell>
          <table:table-cell office:value-type="float" office:value="0.771982817" calcext:value-type="float">
            <text:p>0.771982817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332921" calcext:value-type="float">
            <text:p>0.33292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4</text:p>
          </table:table-cell>
          <table:table-cell office:value-type="string" calcext:value-type="string">
            <text:p>first49.txt</text:p>
          </table:table-cell>
          <table:table-cell office:value-type="string" calcext:value-type="string">
            <text:p>second49.txt</text:p>
          </table:table-cell>
          <table:table-cell office:value-type="float" office:value="0.6" calcext:value-type="float">
            <text:p>0.6</text:p>
          </table:table-cell>
          <table:table-cell office:value-type="float" office:value="0.656858524" calcext:value-type="float">
            <text:p>0.656858524</text:p>
          </table:table-cell>
          <table:table-cell office:value-type="float" office:value="1" calcext:value-type="float">
            <text:p>1</text:p>
          </table:table-cell>
          <table:table-cell office:value-type="float" office:value="0.585346" calcext:value-type="float">
            <text:p>0.58534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0.txt</text:p>
          </table:table-cell>
          <table:table-cell office:value-type="string" calcext:value-type="string">
            <text:p>second50.txt</text:p>
          </table:table-cell>
          <table:table-cell office:value-type="float" office:value="0.5" calcext:value-type="float">
            <text:p>0.5</text:p>
          </table:table-cell>
          <table:table-cell office:value-type="float" office:value="0.66259494" calcext:value-type="float">
            <text:p>0.66259494</text:p>
          </table:table-cell>
          <table:table-cell office:value-type="float" office:value="1" calcext:value-type="float">
            <text:p>1</text:p>
          </table:table-cell>
          <table:table-cell office:value-type="float" office:value="0.616305" calcext:value-type="float">
            <text:p>0.61630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1.txt</text:p>
          </table:table-cell>
          <table:table-cell office:value-type="string" calcext:value-type="string">
            <text:p>second5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54284977" calcext:value-type="float">
            <text:p>0.654284977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545304" calcext:value-type="float">
            <text:p>0.54530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2.txt</text:p>
          </table:table-cell>
          <table:table-cell office:value-type="string" calcext:value-type="string">
            <text:p>second52.txt</text:p>
          </table:table-cell>
          <table:table-cell office:value-type="float" office:value="0.4" calcext:value-type="float">
            <text:p>0.4</text:p>
          </table:table-cell>
          <table:table-cell office:value-type="float" office:value="0.677957747" calcext:value-type="float">
            <text:p>0.677957747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513725" calcext:value-type="float">
            <text:p>0.51372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3.txt</text:p>
          </table:table-cell>
          <table:table-cell office:value-type="string" calcext:value-type="string">
            <text:p>second53.txt</text:p>
          </table:table-cell>
          <table:table-cell office:value-type="float" office:value="0.4" calcext:value-type="float">
            <text:p>0.4</text:p>
          </table:table-cell>
          <table:table-cell office:value-type="float" office:value="0.767686769" calcext:value-type="float">
            <text:p>0.767686769</text:p>
          </table:table-cell>
          <table:table-cell office:value-type="float" office:value="1" calcext:value-type="float">
            <text:p>1</text:p>
          </table:table-cell>
          <table:table-cell office:value-type="float" office:value="0.419608" calcext:value-type="float">
            <text:p>0.41960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4.txt</text:p>
          </table:table-cell>
          <table:table-cell office:value-type="string" calcext:value-type="string">
            <text:p>second54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17551485" calcext:value-type="float">
            <text:p>0.717551485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412178" calcext:value-type="float">
            <text:p>0.41217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5.txt</text:p>
          </table:table-cell>
          <table:table-cell office:value-type="string" calcext:value-type="string">
            <text:p>second55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6.txt</text:p>
          </table:table-cell>
          <table:table-cell office:value-type="string" calcext:value-type="string">
            <text:p>second56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7.txt</text:p>
          </table:table-cell>
          <table:table-cell office:value-type="string" calcext:value-type="string">
            <text:p>second57.txt</text:p>
          </table:table-cell>
          <table:table-cell office:value-type="float" office:value="0.4" calcext:value-type="float">
            <text:p>0.4</text:p>
          </table:table-cell>
          <table:table-cell office:value-type="float" office:value="0.757124477" calcext:value-type="float">
            <text:p>0.757124477</text:p>
          </table:table-cell>
          <table:table-cell office:value-type="float" office:value="1" calcext:value-type="float">
            <text:p>1</text:p>
          </table:table-cell>
          <table:table-cell office:value-type="float" office:value="0.416099" calcext:value-type="float">
            <text:p>0.41609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8.txt</text:p>
          </table:table-cell>
          <table:table-cell office:value-type="string" calcext:value-type="string">
            <text:p>second58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49177165" calcext:value-type="float">
            <text:p>0.649177165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577296" calcext:value-type="float">
            <text:p>0.57729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5</text:p>
          </table:table-cell>
          <table:table-cell office:value-type="string" calcext:value-type="string">
            <text:p>first59.txt</text:p>
          </table:table-cell>
          <table:table-cell office:value-type="string" calcext:value-type="string">
            <text:p>second59.txt</text:p>
          </table:table-cell>
          <table:table-cell office:value-type="float" office:value="0.35" calcext:value-type="float">
            <text:p>0.35</text:p>
          </table:table-cell>
          <table:table-cell office:value-type="float" office:value="0.855455805" calcext:value-type="float">
            <text:p>0.855455805</text:p>
          </table:table-cell>
          <table:table-cell office:value-type="float" office:value="1" calcext:value-type="float">
            <text:p>1</text:p>
          </table:table-cell>
          <table:table-cell office:value-type="float" office:value="0.289783" calcext:value-type="float">
            <text:p>0.28978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0.txt</text:p>
          </table:table-cell>
          <table:table-cell office:value-type="string" calcext:value-type="string">
            <text:p>second60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1.txt</text:p>
          </table:table-cell>
          <table:table-cell office:value-type="string" calcext:value-type="string">
            <text:p>second6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42397022" calcext:value-type="float">
            <text:p>0.742397022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395459" calcext:value-type="float">
            <text:p>0.39545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2.txt</text:p>
          </table:table-cell>
          <table:table-cell office:value-type="string" calcext:value-type="string">
            <text:p>second62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3.txt</text:p>
          </table:table-cell>
          <table:table-cell office:value-type="string" calcext:value-type="string">
            <text:p>second63.txt</text:p>
          </table:table-cell>
          <table:table-cell office:value-type="float" office:value="0.4" calcext:value-type="float">
            <text:p>0.4</text:p>
          </table:table-cell>
          <table:table-cell office:value-type="float" office:value="0.83385383" calcext:value-type="float">
            <text:p>0.83385383</text:p>
          </table:table-cell>
          <table:table-cell office:value-type="float" office:value="1" calcext:value-type="float">
            <text:p>1</text:p>
          </table:table-cell>
          <table:table-cell office:value-type="float" office:value="0.353767" calcext:value-type="float">
            <text:p>0.35376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4.txt</text:p>
          </table:table-cell>
          <table:table-cell office:value-type="string" calcext:value-type="string">
            <text:p>second64.txt</text:p>
          </table:table-cell>
          <table:table-cell office:value-type="float" office:value="0.6" calcext:value-type="float">
            <text:p>0.6</text:p>
          </table:table-cell>
          <table:table-cell office:value-type="float" office:value="0.673206823" calcext:value-type="float">
            <text:p>0.673206823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444995" calcext:value-type="float">
            <text:p>0.44499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5.txt</text:p>
          </table:table-cell>
          <table:table-cell office:value-type="string" calcext:value-type="string">
            <text:p>second65.txt</text:p>
          </table:table-cell>
          <table:table-cell office:value-type="float" office:value="0.35" calcext:value-type="float">
            <text:p>0.35</text:p>
          </table:table-cell>
          <table:table-cell office:value-type="float" office:value="0.786448941" calcext:value-type="float">
            <text:p>0.786448941</text:p>
          </table:table-cell>
          <table:table-cell office:value-type="float" office:value="1" calcext:value-type="float">
            <text:p>1</text:p>
          </table:table-cell>
          <table:table-cell office:value-type="float" office:value="0.39257" calcext:value-type="float">
            <text:p>0.3925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6.txt</text:p>
          </table:table-cell>
          <table:table-cell office:value-type="string" calcext:value-type="string">
            <text:p>second66.txt</text:p>
          </table:table-cell>
          <table:table-cell office:value-type="float" office:value="0.4" calcext:value-type="float">
            <text:p>0.4</text:p>
          </table:table-cell>
          <table:table-cell office:value-type="float" office:value="0.756445999" calcext:value-type="float">
            <text:p>0.756445999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0227" calcext:value-type="float">
            <text:p>0.4022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7.txt</text:p>
          </table:table-cell>
          <table:table-cell office:value-type="string" calcext:value-type="string">
            <text:p>second67.txt</text:p>
          </table:table-cell>
          <table:table-cell office:value-type="float" office:value="0.5" calcext:value-type="float">
            <text:p>0.5</text:p>
          </table:table-cell>
          <table:table-cell office:value-type="float" office:value="0.607507186" calcext:value-type="float">
            <text:p>0.607507186</text:p>
          </table:table-cell>
          <table:table-cell office:value-type="float" office:value="1" calcext:value-type="float">
            <text:p>1</text:p>
          </table:table-cell>
          <table:table-cell office:value-type="float" office:value="0.605573" calcext:value-type="float">
            <text:p>0.60557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8.txt</text:p>
          </table:table-cell>
          <table:table-cell office:value-type="string" calcext:value-type="string">
            <text:p>second68.txt</text:p>
          </table:table-cell>
          <table:table-cell office:value-type="float" office:value="0.5" calcext:value-type="float">
            <text:p>0.5</text:p>
          </table:table-cell>
          <table:table-cell office:value-type="float" office:value="0.654594279" calcext:value-type="float">
            <text:p>0.654594279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490609" calcext:value-type="float">
            <text:p>0.49060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6</text:p>
          </table:table-cell>
          <table:table-cell office:value-type="string" calcext:value-type="string">
            <text:p>first69.txt</text:p>
          </table:table-cell>
          <table:table-cell office:value-type="string" calcext:value-type="string">
            <text:p>second69.txt</text:p>
          </table:table-cell>
          <table:table-cell office:value-type="float" office:value="0.3" calcext:value-type="float">
            <text:p>0.3</text:p>
          </table:table-cell>
          <table:table-cell office:value-type="float" office:value="0.829089688" calcext:value-type="float">
            <text:p>0.829089688</text:p>
          </table:table-cell>
          <table:table-cell office:value-type="float" office:value="1" calcext:value-type="float">
            <text:p>1</text:p>
          </table:table-cell>
          <table:table-cell office:value-type="float" office:value="0.325077" calcext:value-type="float">
            <text:p>0.32507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0.txt</text:p>
          </table:table-cell>
          <table:table-cell office:value-type="string" calcext:value-type="string">
            <text:p>second70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531228543" calcext:value-type="float">
            <text:p>0.531228543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0.632198" calcext:value-type="float">
            <text:p>0.63219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1.txt</text:p>
          </table:table-cell>
          <table:table-cell office:value-type="string" calcext:value-type="string">
            <text:p>second7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87678157" calcext:value-type="float">
            <text:p>0.687678157</text:p>
          </table:table-cell>
          <table:table-cell office:value-type="float" office:value="1" calcext:value-type="float">
            <text:p>1</text:p>
          </table:table-cell>
          <table:table-cell office:value-type="float" office:value="0.54324" calcext:value-type="float">
            <text:p>0.5432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2.txt</text:p>
          </table:table-cell>
          <table:table-cell office:value-type="string" calcext:value-type="string">
            <text:p>second72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3.txt</text:p>
          </table:table-cell>
          <table:table-cell office:value-type="string" calcext:value-type="string">
            <text:p>second73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711345673" calcext:value-type="float">
            <text:p>0.711345673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407018" calcext:value-type="float">
            <text:p>0.40701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4.txt</text:p>
          </table:table-cell>
          <table:table-cell office:value-type="string" calcext:value-type="string">
            <text:p>second74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621977659" calcext:value-type="float">
            <text:p>0.621977659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514345" calcext:value-type="float">
            <text:p>0.51434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5.txt</text:p>
          </table:table-cell>
          <table:table-cell office:value-type="string" calcext:value-type="string">
            <text:p>second75.txt</text:p>
          </table:table-cell>
          <table:table-cell office:value-type="float" office:value="0.4" calcext:value-type="float">
            <text:p>0.4</text:p>
          </table:table-cell>
          <table:table-cell office:value-type="float" office:value="0.782055897" calcext:value-type="float">
            <text:p>0.782055897</text:p>
          </table:table-cell>
          <table:table-cell office:value-type="float" office:value="1" calcext:value-type="float">
            <text:p>1</text:p>
          </table:table-cell>
          <table:table-cell office:value-type="float" office:value="0.377709" calcext:value-type="float">
            <text:p>0.37770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6.txt</text:p>
          </table:table-cell>
          <table:table-cell office:value-type="string" calcext:value-type="string">
            <text:p>second76.txt</text:p>
          </table:table-cell>
          <table:table-cell office:value-type="float" office:value="0.4" calcext:value-type="float">
            <text:p>0.4</text:p>
          </table:table-cell>
          <table:table-cell office:value-type="float" office:value="0.62464902" calcext:value-type="float">
            <text:p>0.62464902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583075" calcext:value-type="float">
            <text:p>0.58307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7.txt</text:p>
          </table:table-cell>
          <table:table-cell office:value-type="string" calcext:value-type="string">
            <text:p>second77.txt</text:p>
          </table:table-cell>
          <table:table-cell office:value-type="float" office:value="0.35" calcext:value-type="float">
            <text:p>0.35</text:p>
          </table:table-cell>
          <table:table-cell office:value-type="float" office:value="0.855784582" calcext:value-type="float">
            <text:p>0.855784582</text:p>
          </table:table-cell>
          <table:table-cell office:value-type="float" office:value="1" calcext:value-type="float">
            <text:p>1</text:p>
          </table:table-cell>
          <table:table-cell office:value-type="float" office:value="0.275129" calcext:value-type="float">
            <text:p>0.27512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8.txt</text:p>
          </table:table-cell>
          <table:table-cell office:value-type="string" calcext:value-type="string">
            <text:p>second78.txt</text:p>
          </table:table-cell>
          <table:table-cell office:value-type="float" office:value="0.5" calcext:value-type="float">
            <text:p>0.5</text:p>
          </table:table-cell>
          <table:table-cell office:value-type="float" office:value="0.630686974" calcext:value-type="float">
            <text:p>0.630686974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519298" calcext:value-type="float">
            <text:p>0.51929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7</text:p>
          </table:table-cell>
          <table:table-cell office:value-type="string" calcext:value-type="string">
            <text:p>first79.txt</text:p>
          </table:table-cell>
          <table:table-cell office:value-type="string" calcext:value-type="string">
            <text:p>second79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69073227" calcext:value-type="float">
            <text:p>0.669073227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96594" calcext:value-type="float">
            <text:p>0.49659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0.txt</text:p>
          </table:table-cell>
          <table:table-cell office:value-type="string" calcext:value-type="string">
            <text:p>second80.txt</text:p>
          </table:table-cell>
          <table:table-cell office:value-type="float" office:value="0.6" calcext:value-type="float">
            <text:p>0.6</text:p>
          </table:table-cell>
          <table:table-cell office:value-type="float" office:value="0.501447353" calcext:value-type="float">
            <text:p>0.501447353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0.630753" calcext:value-type="float">
            <text:p>0.63075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1.txt</text:p>
          </table:table-cell>
          <table:table-cell office:value-type="string" calcext:value-type="string">
            <text:p>second81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29255082" calcext:value-type="float">
            <text:p>0.629255082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605986" calcext:value-type="float">
            <text:p>0.60598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2.txt</text:p>
          </table:table-cell>
          <table:table-cell office:value-type="string" calcext:value-type="string">
            <text:p>second82.txt</text:p>
          </table:table-cell>
          <table:table-cell office:value-type="float" office:value="0.4" calcext:value-type="float">
            <text:p>0.4</text:p>
          </table:table-cell>
          <table:table-cell office:value-type="float" office:value="0.599214185" calcext:value-type="float">
            <text:p>0.599214185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620433" calcext:value-type="float">
            <text:p>0.62043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3.txt</text:p>
          </table:table-cell>
          <table:table-cell office:value-type="string" calcext:value-type="string">
            <text:p>second83.txt</text:p>
          </table:table-cell>
          <table:table-cell office:value-type="float" office:value="0.4" calcext:value-type="float">
            <text:p>0.4</text:p>
          </table:table-cell>
          <table:table-cell office:value-type="float" office:value="0.821356769" calcext:value-type="float">
            <text:p>0.821356769</text:p>
          </table:table-cell>
          <table:table-cell office:value-type="float" office:value="1" calcext:value-type="float">
            <text:p>1</text:p>
          </table:table-cell>
          <table:table-cell office:value-type="float" office:value="0.312281" calcext:value-type="float">
            <text:p>0.31228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4.txt</text:p>
          </table:table-cell>
          <table:table-cell office:value-type="string" calcext:value-type="string">
            <text:p>second84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576701829" calcext:value-type="float">
            <text:p>0.576701829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594427" calcext:value-type="float">
            <text:p>0.59442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5.txt</text:p>
          </table:table-cell>
          <table:table-cell office:value-type="string" calcext:value-type="string">
            <text:p>second85.txt</text:p>
          </table:table-cell>
          <table:table-cell office:value-type="float" office:value="0.5" calcext:value-type="float">
            <text:p>0.5</text:p>
          </table:table-cell>
          <table:table-cell office:value-type="float" office:value="0.678303964" calcext:value-type="float">
            <text:p>0.678303964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424355" calcext:value-type="float">
            <text:p>0.42435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6.txt</text:p>
          </table:table-cell>
          <table:table-cell office:value-type="string" calcext:value-type="string">
            <text:p>second86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7.txt</text:p>
          </table:table-cell>
          <table:table-cell office:value-type="string" calcext:value-type="string">
            <text:p>second87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571449281" calcext:value-type="float">
            <text:p>0.571449281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0.633437" calcext:value-type="float">
            <text:p>0.63343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8.txt</text:p>
          </table:table-cell>
          <table:table-cell office:value-type="string" calcext:value-type="string">
            <text:p>second88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8</text:p>
          </table:table-cell>
          <table:table-cell office:value-type="string" calcext:value-type="string">
            <text:p>first89.txt</text:p>
          </table:table-cell>
          <table:table-cell office:value-type="string" calcext:value-type="string">
            <text:p>second89.txt</text:p>
          </table:table-cell>
          <table:table-cell office:value-type="float" office:value="0.5" calcext:value-type="float">
            <text:p>0.5</text:p>
          </table:table-cell>
          <table:table-cell office:value-type="float" office:value="0.578116697" calcext:value-type="float">
            <text:p>0.578116697</text:p>
          </table:table-cell>
          <table:table-cell office:value-type="float" office:value="0.882352941" calcext:value-type="float">
            <text:p>0.882352941</text:p>
          </table:table-cell>
          <table:table-cell office:value-type="float" office:value="0.630547" calcext:value-type="float">
            <text:p>0.63054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0.txt</text:p>
          </table:table-cell>
          <table:table-cell office:value-type="string" calcext:value-type="string">
            <text:p>second90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21506092" calcext:value-type="float">
            <text:p>0.621506092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522394" calcext:value-type="float">
            <text:p>0.52239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1.txt</text:p>
          </table:table-cell>
          <table:table-cell office:value-type="string" calcext:value-type="string">
            <text:p>second91.txt</text:p>
          </table:table-cell>
          <table:table-cell office:value-type="float" office:value="0.5" calcext:value-type="float">
            <text:p>0.5</text:p>
          </table:table-cell>
          <table:table-cell office:value-type="float" office:value="0.651101841" calcext:value-type="float">
            <text:p>0.651101841</text:p>
          </table:table-cell>
          <table:table-cell office:value-type="float" office:value="0.941176471" calcext:value-type="float">
            <text:p>0.941176471</text:p>
          </table:table-cell>
          <table:table-cell office:value-type="float" office:value="0.552941" calcext:value-type="float">
            <text:p>0.55294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2.txt</text:p>
          </table:table-cell>
          <table:table-cell office:value-type="string" calcext:value-type="string">
            <text:p>second92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511609293" calcext:value-type="float">
            <text:p>0.511609293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0.632817" calcext:value-type="float">
            <text:p>0.63281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3.txt</text:p>
          </table:table-cell>
          <table:table-cell office:value-type="string" calcext:value-type="string">
            <text:p>second93.txt</text:p>
          </table:table-cell>
          <table:table-cell office:value-type="float" office:value="0.45" calcext:value-type="float">
            <text:p>0.45</text:p>
          </table:table-cell>
          <table:table-cell office:value-type="float" office:value="0.602812524" calcext:value-type="float">
            <text:p>0.602812524</text:p>
          </table:table-cell>
          <table:table-cell office:value-type="float" office:value="0.705882353" calcext:value-type="float">
            <text:p>0.705882353</text:p>
          </table:table-cell>
          <table:table-cell office:value-type="float" office:value="0.443756" calcext:value-type="float">
            <text:p>0.44375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4.txt</text:p>
          </table:table-cell>
          <table:table-cell office:value-type="string" calcext:value-type="string">
            <text:p>second94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5.txt</text:p>
          </table:table-cell>
          <table:table-cell office:value-type="string" calcext:value-type="string">
            <text:p>second95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512935691" calcext:value-type="float">
            <text:p>0.512935691</text:p>
          </table:table-cell>
          <table:table-cell office:value-type="float" office:value="0.705882353" calcext:value-type="float">
            <text:p>0.705882353</text:p>
          </table:table-cell>
          <table:table-cell office:value-type="float" office:value="0.771104" calcext:value-type="float">
            <text:p>0.77110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6.txt</text:p>
          </table:table-cell>
          <table:table-cell office:value-type="string" calcext:value-type="string">
            <text:p>second96.txt</text:p>
          </table:table-cell>
          <table:table-cell office:value-type="float" office:value="0.5" calcext:value-type="float">
            <text:p>0.5</text:p>
          </table:table-cell>
          <table:table-cell office:value-type="float" office:value="0.707266389" calcext:value-type="float">
            <text:p>0.707266389</text:p>
          </table:table-cell>
          <table:table-cell office:value-type="float" office:value="1" calcext:value-type="float">
            <text:p>1</text:p>
          </table:table-cell>
          <table:table-cell office:value-type="float" office:value="0.495356" calcext:value-type="float">
            <text:p>0.49535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7.txt</text:p>
          </table:table-cell>
          <table:table-cell office:value-type="string" calcext:value-type="string">
            <text:p>second97.txt</text:p>
          </table:table-cell>
          <table:table-cell office:value-type="float" office:value="0.5" calcext:value-type="float">
            <text:p>0.5</text:p>
          </table:table-cell>
          <table:table-cell office:value-type="float" office:value="0.437412951" calcext:value-type="float">
            <text:p>0.437412951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0.746336" calcext:value-type="float">
            <text:p>0.74633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8.txt</text:p>
          </table:table-cell>
          <table:table-cell office:value-type="string" calcext:value-type="string">
            <text:p>second98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509120308" calcext:value-type="float">
            <text:p>0.509120308</text:p>
          </table:table-cell>
          <table:table-cell office:value-type="float" office:value="0.705882353" calcext:value-type="float">
            <text:p>0.705882353</text:p>
          </table:table-cell>
          <table:table-cell office:value-type="float" office:value="0.623942" calcext:value-type="float">
            <text:p>0.62394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evinshtein009</text:p>
          </table:table-cell>
          <table:table-cell office:value-type="string" calcext:value-type="string">
            <text:p>first99.txt</text:p>
          </table:table-cell>
          <table:table-cell office:value-type="string" calcext:value-type="string">
            <text:p>second99.txt</text:p>
          </table:table-cell>
          <table:table-cell office:value-type="float" office:value="0.4" calcext:value-type="float">
            <text:p>0.4</text:p>
          </table:table-cell>
          <table:table-cell office:value-type="float" office:value="0.742458187" calcext:value-type="float">
            <text:p>0.742458187</text:p>
          </table:table-cell>
          <table:table-cell office:value-type="float" office:value="1" calcext:value-type="float">
            <text:p>1</text:p>
          </table:table-cell>
          <table:table-cell office:value-type="float" office:value="0.463158" calcext:value-type="float">
            <text:p>0.46315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0.txt</text:p>
          </table:table-cell>
          <table:table-cell office:value-type="string" calcext:value-type="string">
            <text:p>second10.txt</text:p>
          </table:table-cell>
          <table:table-cell office:value-type="float" office:value="0.62" calcext:value-type="float">
            <text:p>0.62</text:p>
          </table:table-cell>
          <table:table-cell office:value-type="float" office:value="0.26701561" calcext:value-type="float">
            <text:p>0.26701561</text:p>
          </table:table-cell>
          <table:table-cell office:value-type="float" office:value="0.361702128" calcext:value-type="float">
            <text:p>0.361702128</text:p>
          </table:table-cell>
          <table:table-cell office:value-type="float" office:value="0.870061" calcext:value-type="float">
            <text:p>0.87006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1.txt</text:p>
          </table:table-cell>
          <table:table-cell office:value-type="string" calcext:value-type="string">
            <text:p>second11.txt</text:p>
          </table:table-cell>
          <table:table-cell office:value-type="float" office:value="0.6" calcext:value-type="float">
            <text:p>0.6</text:p>
          </table:table-cell>
          <table:table-cell office:value-type="float" office:value="0.308541741" calcext:value-type="float">
            <text:p>0.308541741</text:p>
          </table:table-cell>
          <table:table-cell office:value-type="float" office:value="0.489361702" calcext:value-type="float">
            <text:p>0.489361702</text:p>
          </table:table-cell>
          <table:table-cell office:value-type="float" office:value="0.903947" calcext:value-type="float">
            <text:p>0.90394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2.txt</text:p>
          </table:table-cell>
          <table:table-cell office:value-type="string" calcext:value-type="string">
            <text:p>second12.txt</text:p>
          </table:table-cell>
          <table:table-cell office:value-type="float" office:value="0.58" calcext:value-type="float">
            <text:p>0.58</text:p>
          </table:table-cell>
          <table:table-cell office:value-type="float" office:value="0.286661589" calcext:value-type="float">
            <text:p>0.286661589</text:p>
          </table:table-cell>
          <table:table-cell office:value-type="float" office:value="0.361702128" calcext:value-type="float">
            <text:p>0.361702128</text:p>
          </table:table-cell>
          <table:table-cell office:value-type="float" office:value="0.77003" calcext:value-type="float">
            <text:p>0.7700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3.txt</text:p>
          </table:table-cell>
          <table:table-cell office:value-type="string" calcext:value-type="string">
            <text:p>second13.txt</text:p>
          </table:table-cell>
          <table:table-cell office:value-type="float" office:value="0.48" calcext:value-type="float">
            <text:p>0.48</text:p>
          </table:table-cell>
          <table:table-cell office:value-type="float" office:value="0.464811281" calcext:value-type="float">
            <text:p>0.464811281</text:p>
          </table:table-cell>
          <table:table-cell office:value-type="float" office:value="0.617021277" calcext:value-type="float">
            <text:p>0.617021277</text:p>
          </table:table-cell>
          <table:table-cell office:value-type="float" office:value="0.736144" calcext:value-type="float">
            <text:p>0.73614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4.txt</text:p>
          </table:table-cell>
          <table:table-cell office:value-type="string" calcext:value-type="string">
            <text:p>second14.txt</text:p>
          </table:table-cell>
          <table:table-cell office:value-type="float" office:value="0.48" calcext:value-type="float">
            <text:p>0.48</text:p>
          </table:table-cell>
          <table:table-cell office:value-type="float" office:value="0.388224049" calcext:value-type="float">
            <text:p>0.388224049</text:p>
          </table:table-cell>
          <table:table-cell office:value-type="float" office:value="0.595744681" calcext:value-type="float">
            <text:p>0.595744681</text:p>
          </table:table-cell>
          <table:table-cell office:value-type="float" office:value="0.768802" calcext:value-type="float">
            <text:p>0.76880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5.txt</text:p>
          </table:table-cell>
          <table:table-cell office:value-type="string" calcext:value-type="string">
            <text:p>second15.txt</text:p>
          </table:table-cell>
          <table:table-cell office:value-type="float" office:value="0.6" calcext:value-type="float">
            <text:p>0.6</text:p>
          </table:table-cell>
          <table:table-cell office:value-type="float" office:value="0.271972379" calcext:value-type="float">
            <text:p>0.271972379</text:p>
          </table:table-cell>
          <table:table-cell office:value-type="float" office:value="0.468085106" calcext:value-type="float">
            <text:p>0.468085106</text:p>
          </table:table-cell>
          <table:table-cell office:value-type="float" office:value="0.876066" calcext:value-type="float">
            <text:p>0.87606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6.txt</text:p>
          </table:table-cell>
          <table:table-cell office:value-type="string" calcext:value-type="string">
            <text:p>second16.txt</text:p>
          </table:table-cell>
          <table:table-cell office:value-type="float" office:value="0.58" calcext:value-type="float">
            <text:p>0.58</text:p>
          </table:table-cell>
          <table:table-cell office:value-type="float" office:value="0.266893847" calcext:value-type="float">
            <text:p>0.266893847</text:p>
          </table:table-cell>
          <table:table-cell office:value-type="float" office:value="0.382978723" calcext:value-type="float">
            <text:p>0.382978723</text:p>
          </table:table-cell>
          <table:table-cell office:value-type="float" office:value="0.878515" calcext:value-type="float">
            <text:p>0.87851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7.txt</text:p>
          </table:table-cell>
          <table:table-cell office:value-type="string" calcext:value-type="string">
            <text:p>second17.txt</text:p>
          </table:table-cell>
          <table:table-cell office:value-type="float" office:value="0.66" calcext:value-type="float">
            <text:p>0.66</text:p>
          </table:table-cell>
          <table:table-cell office:value-type="float" office:value="0.257114782" calcext:value-type="float">
            <text:p>0.257114782</text:p>
          </table:table-cell>
          <table:table-cell office:value-type="float" office:value="0.382978723" calcext:value-type="float">
            <text:p>0.382978723</text:p>
          </table:table-cell>
          <table:table-cell office:value-type="float" office:value="0.877998" calcext:value-type="float">
            <text:p>0.87799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8.txt</text:p>
          </table:table-cell>
          <table:table-cell office:value-type="string" calcext:value-type="string">
            <text:p>second18.txt</text:p>
          </table:table-cell>
          <table:table-cell office:value-type="float" office:value="0.62" calcext:value-type="float">
            <text:p>0.62</text:p>
          </table:table-cell>
          <table:table-cell office:value-type="float" office:value="0.28773329" calcext:value-type="float">
            <text:p>0.28773329</text:p>
          </table:table-cell>
          <table:table-cell office:value-type="float" office:value="0.446808511" calcext:value-type="float">
            <text:p>0.446808511</text:p>
          </table:table-cell>
          <table:table-cell office:value-type="float" office:value="0.798354" calcext:value-type="float">
            <text:p>0.79835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1</text:p>
          </table:table-cell>
          <table:table-cell office:value-type="string" calcext:value-type="string">
            <text:p>first19.txt</text:p>
          </table:table-cell>
          <table:table-cell office:value-type="string" calcext:value-type="string">
            <text:p>second19.txt</text:p>
          </table:table-cell>
          <table:table-cell office:value-type="float" office:value="0.64" calcext:value-type="float">
            <text:p>0.64</text:p>
          </table:table-cell>
          <table:table-cell office:value-type="float" office:value="0.2819657" calcext:value-type="float">
            <text:p>0.2819657</text:p>
          </table:table-cell>
          <table:table-cell office:value-type="float" office:value="0.404255319" calcext:value-type="float">
            <text:p>0.404255319</text:p>
          </table:table-cell>
          <table:table-cell office:value-type="float" office:value="0.872723" calcext:value-type="float">
            <text:p>0.87272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0.txt</text:p>
          </table:table-cell>
          <table:table-cell office:value-type="string" calcext:value-type="string">
            <text:p>second20.txt</text:p>
          </table:table-cell>
          <table:table-cell office:value-type="float" office:value="0.72" calcext:value-type="float">
            <text:p>0.72</text:p>
          </table:table-cell>
          <table:table-cell office:value-type="float" office:value="0.201205243" calcext:value-type="float">
            <text:p>0.201205243</text:p>
          </table:table-cell>
          <table:table-cell office:value-type="float" office:value="0.361702128" calcext:value-type="float">
            <text:p>0.361702128</text:p>
          </table:table-cell>
          <table:table-cell office:value-type="float" office:value="0.890847" calcext:value-type="float">
            <text:p>0.89084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1.txt</text:p>
          </table:table-cell>
          <table:table-cell office:value-type="string" calcext:value-type="string">
            <text:p>second21.txt</text:p>
          </table:table-cell>
          <table:table-cell office:value-type="float" office:value="0.6" calcext:value-type="float">
            <text:p>0.6</text:p>
          </table:table-cell>
          <table:table-cell office:value-type="float" office:value="0.219165476" calcext:value-type="float">
            <text:p>0.219165476</text:p>
          </table:table-cell>
          <table:table-cell office:value-type="float" office:value="0.340425532" calcext:value-type="float">
            <text:p>0.340425532</text:p>
          </table:table-cell>
          <table:table-cell office:value-type="float" office:value="0.922896" calcext:value-type="float">
            <text:p>0.92289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2.txt</text:p>
          </table:table-cell>
          <table:table-cell office:value-type="string" calcext:value-type="string">
            <text:p>second22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3.txt</text:p>
          </table:table-cell>
          <table:table-cell office:value-type="string" calcext:value-type="string">
            <text:p>second23.txt</text:p>
          </table:table-cell>
          <table:table-cell office:value-type="float" office:value="0.68" calcext:value-type="float">
            <text:p>0.68</text:p>
          </table:table-cell>
          <table:table-cell office:value-type="float" office:value="0.210240311" calcext:value-type="float">
            <text:p>0.210240311</text:p>
          </table:table-cell>
          <table:table-cell office:value-type="float" office:value="0.29787234" calcext:value-type="float">
            <text:p>0.29787234</text:p>
          </table:table-cell>
          <table:table-cell office:value-type="float" office:value="0.950569" calcext:value-type="float">
            <text:p>0.95056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4.txt</text:p>
          </table:table-cell>
          <table:table-cell office:value-type="string" calcext:value-type="string">
            <text:p>second24.txt</text:p>
          </table:table-cell>
          <table:table-cell office:value-type="float" office:value="0.46" calcext:value-type="float">
            <text:p>0.46</text:p>
          </table:table-cell>
          <table:table-cell office:value-type="float" office:value="0.328660485" calcext:value-type="float">
            <text:p>0.328660485</text:p>
          </table:table-cell>
          <table:table-cell office:value-type="float" office:value="0.425531915" calcext:value-type="float">
            <text:p>0.425531915</text:p>
          </table:table-cell>
          <table:table-cell office:value-type="float" office:value="0.708102" calcext:value-type="float">
            <text:p>0.70810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5.txt</text:p>
          </table:table-cell>
          <table:table-cell office:value-type="string" calcext:value-type="string">
            <text:p>second25.txt</text:p>
          </table:table-cell>
          <table:table-cell office:value-type="float" office:value="0.68" calcext:value-type="float">
            <text:p>0.68</text:p>
          </table:table-cell>
          <table:table-cell office:value-type="float" office:value="0.237380013" calcext:value-type="float">
            <text:p>0.237380013</text:p>
          </table:table-cell>
          <table:table-cell office:value-type="float" office:value="0.319148936" calcext:value-type="float">
            <text:p>0.319148936</text:p>
          </table:table-cell>
          <table:table-cell office:value-type="float" office:value="0.863856" calcext:value-type="float">
            <text:p>0.86385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6.txt</text:p>
          </table:table-cell>
          <table:table-cell office:value-type="string" calcext:value-type="string">
            <text:p>second26.txt</text:p>
          </table:table-cell>
          <table:table-cell office:value-type="float" office:value="0.6" calcext:value-type="float">
            <text:p>0.6</text:p>
          </table:table-cell>
          <table:table-cell office:value-type="float" office:value="0.229717404" calcext:value-type="float">
            <text:p>0.229717404</text:p>
          </table:table-cell>
          <table:table-cell office:value-type="float" office:value="0.340425532" calcext:value-type="float">
            <text:p>0.340425532</text:p>
          </table:table-cell>
          <table:table-cell office:value-type="float" office:value="0.885185" calcext:value-type="float">
            <text:p>0.88518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7.txt</text:p>
          </table:table-cell>
          <table:table-cell office:value-type="string" calcext:value-type="string">
            <text:p>second27.txt</text:p>
          </table:table-cell>
          <table:table-cell office:value-type="float" office:value="0.72" calcext:value-type="float">
            <text:p>0.72</text:p>
          </table:table-cell>
          <table:table-cell office:value-type="float" office:value="0.190563367" calcext:value-type="float">
            <text:p>0.190563367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38927" calcext:value-type="float">
            <text:p>0.83892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8.txt</text:p>
          </table:table-cell>
          <table:table-cell office:value-type="string" calcext:value-type="string">
            <text:p>second28.txt</text:p>
          </table:table-cell>
          <table:table-cell office:value-type="float" office:value="0.84" calcext:value-type="float">
            <text:p>0.84</text:p>
          </table:table-cell>
          <table:table-cell office:value-type="float" office:value="0.11926022" calcext:value-type="float">
            <text:p>0.11926022</text:p>
          </table:table-cell>
          <table:table-cell office:value-type="float" office:value="0.170212766" calcext:value-type="float">
            <text:p>0.170212766</text:p>
          </table:table-cell>
          <table:table-cell office:value-type="float" office:value="0.970217" calcext:value-type="float">
            <text:p>0.97021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2</text:p>
          </table:table-cell>
          <table:table-cell office:value-type="string" calcext:value-type="string">
            <text:p>first29.txt</text:p>
          </table:table-cell>
          <table:table-cell office:value-type="string" calcext:value-type="string">
            <text:p>second29.txt</text:p>
          </table:table-cell>
          <table:table-cell office:value-type="float" office:value="0.56" calcext:value-type="float">
            <text:p>0.56</text:p>
          </table:table-cell>
          <table:table-cell office:value-type="float" office:value="0.288717656" calcext:value-type="float">
            <text:p>0.288717656</text:p>
          </table:table-cell>
          <table:table-cell office:value-type="float" office:value="0.319148936" calcext:value-type="float">
            <text:p>0.319148936</text:p>
          </table:table-cell>
          <table:table-cell office:value-type="float" office:value="0.723235" calcext:value-type="float">
            <text:p>0.72323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3</text:p>
          </table:table-cell>
          <table:table-cell office:value-type="string" calcext:value-type="string">
            <text:p>first30.txt</text:p>
          </table:table-cell>
          <table:table-cell office:value-type="string" calcext:value-type="string">
            <text:p>second30.txt</text:p>
          </table:table-cell>
          <table:table-cell office:value-type="float" office:value="0.78" calcext:value-type="float">
            <text:p>0.78</text:p>
          </table:table-cell>
          <table:table-cell office:value-type="float" office:value="0.138917653" calcext:value-type="float">
            <text:p>0.138917653</text:p>
          </table:table-cell>
          <table:table-cell office:value-type="float" office:value="0.191489362" calcext:value-type="float">
            <text:p>0.191489362</text:p>
          </table:table-cell>
          <table:table-cell office:value-type="float" office:value="0.930834" calcext:value-type="float">
            <text:p>0.93083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3</text:p>
          </table:table-cell>
          <table:table-cell office:value-type="string" calcext:value-type="string">
            <text:p>first31.txt</text:p>
          </table:table-cell>
          <table:table-cell office:value-type="string" calcext:value-type="string">
            <text:p>second31.txt</text:p>
          </table:table-cell>
          <table:table-cell office:value-type="float" office:value="0.78" calcext:value-type="float">
            <text:p>0.78</text:p>
          </table:table-cell>
          <table:table-cell office:value-type="float" office:value="0.12937657" calcext:value-type="float">
            <text:p>0.12937657</text:p>
          </table:table-cell>
          <table:table-cell office:value-type="float" office:value="0.212765957" calcext:value-type="float">
            <text:p>0.212765957</text:p>
          </table:table-cell>
          <table:table-cell office:value-type="float" office:value="0.986787" calcext:value-type="float">
            <text:p>0.98678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0.txt</text:p>
          </table:table-cell>
          <table:table-cell office:value-type="string" calcext:value-type="string">
            <text:p>second40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1.txt</text:p>
          </table:table-cell>
          <table:table-cell office:value-type="string" calcext:value-type="string">
            <text:p>second41.txt</text:p>
          </table:table-cell>
          <table:table-cell office:value-type="float" office:value="0.76" calcext:value-type="float">
            <text:p>0.76</text:p>
          </table:table-cell>
          <table:table-cell office:value-type="float" office:value="0.155467819" calcext:value-type="float">
            <text:p>0.155467819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978841" calcext:value-type="float">
            <text:p>0.97884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2.txt</text:p>
          </table:table-cell>
          <table:table-cell office:value-type="string" calcext:value-type="string">
            <text:p>second42.txt</text:p>
          </table:table-cell>
          <table:table-cell office:value-type="float" office:value="0.72" calcext:value-type="float">
            <text:p>0.72</text:p>
          </table:table-cell>
          <table:table-cell office:value-type="float" office:value="0.115356671" calcext:value-type="float">
            <text:p>0.115356671</text:p>
          </table:table-cell>
          <table:table-cell office:value-type="float" office:value="0.14893617" calcext:value-type="float">
            <text:p>0.14893617</text:p>
          </table:table-cell>
          <table:table-cell office:value-type="float" office:value="0.900022" calcext:value-type="float">
            <text:p>0.90002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3.txt</text:p>
          </table:table-cell>
          <table:table-cell office:value-type="string" calcext:value-type="string">
            <text:p>second43.txt</text:p>
          </table:table-cell>
          <table:table-cell office:value-type="float" office:value="0.76" calcext:value-type="float">
            <text:p>0.76</text:p>
          </table:table-cell>
          <table:table-cell office:value-type="float" office:value="0.171277028" calcext:value-type="float">
            <text:p>0.171277028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930478" calcext:value-type="float">
            <text:p>0.93047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4.txt</text:p>
          </table:table-cell>
          <table:table-cell office:value-type="string" calcext:value-type="string">
            <text:p>second44.txt</text:p>
          </table:table-cell>
          <table:table-cell office:value-type="float" office:value="0.68" calcext:value-type="float">
            <text:p>0.68</text:p>
          </table:table-cell>
          <table:table-cell office:value-type="float" office:value="0.155732852" calcext:value-type="float">
            <text:p>0.155732852</text:p>
          </table:table-cell>
          <table:table-cell office:value-type="float" office:value="0.234042553" calcext:value-type="float">
            <text:p>0.234042553</text:p>
          </table:table-cell>
          <table:table-cell office:value-type="float" office:value="0.867959" calcext:value-type="float">
            <text:p>0.86795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5.txt</text:p>
          </table:table-cell>
          <table:table-cell office:value-type="string" calcext:value-type="string">
            <text:p>second45.txt</text:p>
          </table:table-cell>
          <table:table-cell office:value-type="float" office:value="0.82" calcext:value-type="float">
            <text:p>0.82</text:p>
          </table:table-cell>
          <table:table-cell office:value-type="float" office:value="0.137040394" calcext:value-type="float">
            <text:p>0.137040394</text:p>
          </table:table-cell>
          <table:table-cell office:value-type="float" office:value="0.234042553" calcext:value-type="float">
            <text:p>0.234042553</text:p>
          </table:table-cell>
          <table:table-cell office:value-type="float" office:value="0.956626" calcext:value-type="float">
            <text:p>0.95662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6.txt</text:p>
          </table:table-cell>
          <table:table-cell office:value-type="string" calcext:value-type="string">
            <text:p>second46.txt</text:p>
          </table:table-cell>
          <table:table-cell office:value-type="float" office:value="0.8" calcext:value-type="float">
            <text:p>0.8</text:p>
          </table:table-cell>
          <table:table-cell office:value-type="float" office:value="0.128297286" calcext:value-type="float">
            <text:p>0.128297286</text:p>
          </table:table-cell>
          <table:table-cell office:value-type="float" office:value="0.234042553" calcext:value-type="float">
            <text:p>0.234042553</text:p>
          </table:table-cell>
          <table:table-cell office:value-type="float" office:value="0.955384" calcext:value-type="float">
            <text:p>0.95538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7.txt</text:p>
          </table:table-cell>
          <table:table-cell office:value-type="string" calcext:value-type="string">
            <text:p>second47.txt</text:p>
          </table:table-cell>
          <table:table-cell office:value-type="float" office:value="0.62" calcext:value-type="float">
            <text:p>0.62</text:p>
          </table:table-cell>
          <table:table-cell office:value-type="float" office:value="0.19309383" calcext:value-type="float">
            <text:p>0.19309383</text:p>
          </table:table-cell>
          <table:table-cell office:value-type="float" office:value="0.234042553" calcext:value-type="float">
            <text:p>0.234042553</text:p>
          </table:table-cell>
          <table:table-cell office:value-type="float" office:value="0.867455" calcext:value-type="float">
            <text:p>0.86745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8.txt</text:p>
          </table:table-cell>
          <table:table-cell office:value-type="string" calcext:value-type="string">
            <text:p>second48.txt</text:p>
          </table:table-cell>
          <table:table-cell office:value-type="float" office:value="0.8" calcext:value-type="float">
            <text:p>0.8</text:p>
          </table:table-cell>
          <table:table-cell office:value-type="float" office:value="0.1081886" calcext:value-type="float">
            <text:p>0.1081886</text:p>
          </table:table-cell>
          <table:table-cell office:value-type="float" office:value="0.191489362" calcext:value-type="float">
            <text:p>0.191489362</text:p>
          </table:table-cell>
          <table:table-cell office:value-type="float" office:value="0.978406" calcext:value-type="float">
            <text:p>0.97840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4</text:p>
          </table:table-cell>
          <table:table-cell office:value-type="string" calcext:value-type="string">
            <text:p>first49.txt</text:p>
          </table:table-cell>
          <table:table-cell office:value-type="string" calcext:value-type="string">
            <text:p>second49.txt</text:p>
          </table:table-cell>
          <table:table-cell office:value-type="float" office:value="0.76" calcext:value-type="float">
            <text:p>0.76</text:p>
          </table:table-cell>
          <table:table-cell office:value-type="float" office:value="0.137178683" calcext:value-type="float">
            <text:p>0.137178683</text:p>
          </table:table-cell>
          <table:table-cell office:value-type="float" office:value="0.191489362" calcext:value-type="float">
            <text:p>0.191489362</text:p>
          </table:table-cell>
          <table:table-cell office:value-type="float" office:value="0.928241" calcext:value-type="float">
            <text:p>0.92824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0.txt</text:p>
          </table:table-cell>
          <table:table-cell office:value-type="string" calcext:value-type="string">
            <text:p>second50.txt</text:p>
          </table:table-cell>
          <table:table-cell office:value-type="float" office:value="0.78" calcext:value-type="float">
            <text:p>0.78</text:p>
          </table:table-cell>
          <table:table-cell office:value-type="float" office:value="0.135022165" calcext:value-type="float">
            <text:p>0.135022165</text:p>
          </table:table-cell>
          <table:table-cell office:value-type="float" office:value="0.191489362" calcext:value-type="float">
            <text:p>0.191489362</text:p>
          </table:table-cell>
          <table:table-cell office:value-type="float" office:value="0.973235" calcext:value-type="float">
            <text:p>0.97323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1.txt</text:p>
          </table:table-cell>
          <table:table-cell office:value-type="string" calcext:value-type="string">
            <text:p>second51.txt</text:p>
          </table:table-cell>
          <table:table-cell office:value-type="float" office:value="0.7" calcext:value-type="float">
            <text:p>0.7</text:p>
          </table:table-cell>
          <table:table-cell office:value-type="float" office:value="0.226983121" calcext:value-type="float">
            <text:p>0.226983121</text:p>
          </table:table-cell>
          <table:table-cell office:value-type="float" office:value="0.319148936" calcext:value-type="float">
            <text:p>0.319148936</text:p>
          </table:table-cell>
          <table:table-cell office:value-type="float" office:value="0.941585" calcext:value-type="float">
            <text:p>0.94158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2.txt</text:p>
          </table:table-cell>
          <table:table-cell office:value-type="string" calcext:value-type="string">
            <text:p>second52.txt</text:p>
          </table:table-cell>
          <table:table-cell office:value-type="float" office:value="0.82" calcext:value-type="float">
            <text:p>0.82</text:p>
          </table:table-cell>
          <table:table-cell office:value-type="float" office:value="0.100431129" calcext:value-type="float">
            <text:p>0.100431129</text:p>
          </table:table-cell>
          <table:table-cell office:value-type="float" office:value="0.212765957" calcext:value-type="float">
            <text:p>0.212765957</text:p>
          </table:table-cell>
          <table:table-cell office:value-type="float" office:value="0.987911" calcext:value-type="float">
            <text:p>0.98791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3.txt</text:p>
          </table:table-cell>
          <table:table-cell office:value-type="string" calcext:value-type="string">
            <text:p>second53.txt</text:p>
          </table:table-cell>
          <table:table-cell office:value-type="float" office:value="0.72" calcext:value-type="float">
            <text:p>0.72</text:p>
          </table:table-cell>
          <table:table-cell office:value-type="float" office:value="0.167069945" calcext:value-type="float">
            <text:p>0.167069945</text:p>
          </table:table-cell>
          <table:table-cell office:value-type="float" office:value="0.255319149" calcext:value-type="float">
            <text:p>0.255319149</text:p>
          </table:table-cell>
          <table:table-cell office:value-type="float" office:value="0.955775" calcext:value-type="float">
            <text:p>0.95577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4.txt</text:p>
          </table:table-cell>
          <table:table-cell office:value-type="string" calcext:value-type="string">
            <text:p>second54.txt</text:p>
          </table:table-cell>
          <table:table-cell office:value-type="float" office:value="0.62" calcext:value-type="float">
            <text:p>0.62</text:p>
          </table:table-cell>
          <table:table-cell office:value-type="float" office:value="0.209365504" calcext:value-type="float">
            <text:p>0.209365504</text:p>
          </table:table-cell>
          <table:table-cell office:value-type="float" office:value="0.361702128" calcext:value-type="float">
            <text:p>0.361702128</text:p>
          </table:table-cell>
          <table:table-cell office:value-type="float" office:value="0.922423" calcext:value-type="float">
            <text:p>0.92242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5.txt</text:p>
          </table:table-cell>
          <table:table-cell office:value-type="string" calcext:value-type="string">
            <text:p>second55.txt</text:p>
          </table:table-cell>
          <table:table-cell office:value-type="float" office:value="0.8" calcext:value-type="float">
            <text:p>0.8</text:p>
          </table:table-cell>
          <table:table-cell office:value-type="float" office:value="0.116387465" calcext:value-type="float">
            <text:p>0.116387465</text:p>
          </table:table-cell>
          <table:table-cell office:value-type="float" office:value="0.191489362" calcext:value-type="float">
            <text:p>0.191489362</text:p>
          </table:table-cell>
          <table:table-cell office:value-type="float" office:value="0.95462" calcext:value-type="float">
            <text:p>0.9546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6.txt</text:p>
          </table:table-cell>
          <table:table-cell office:value-type="string" calcext:value-type="string">
            <text:p>second56.txt</text:p>
          </table:table-cell>
          <table:table-cell office:value-type="float" office:value="0.72" calcext:value-type="float">
            <text:p>0.72</text:p>
          </table:table-cell>
          <table:table-cell office:value-type="float" office:value="0.191985147" calcext:value-type="float">
            <text:p>0.191985147</text:p>
          </table:table-cell>
          <table:table-cell office:value-type="float" office:value="0.234042553" calcext:value-type="float">
            <text:p>0.234042553</text:p>
          </table:table-cell>
          <table:table-cell office:value-type="float" office:value="0.847725" calcext:value-type="float">
            <text:p>0.84772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7.txt</text:p>
          </table:table-cell>
          <table:table-cell office:value-type="string" calcext:value-type="string">
            <text:p>second57.txt</text:p>
          </table:table-cell>
          <table:table-cell office:value-type="float" office:value="0.68" calcext:value-type="float">
            <text:p>0.68</text:p>
          </table:table-cell>
          <table:table-cell office:value-type="float" office:value="0.208686358" calcext:value-type="float">
            <text:p>0.208686358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68211" calcext:value-type="float">
            <text:p>0.86821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8.txt</text:p>
          </table:table-cell>
          <table:table-cell office:value-type="string" calcext:value-type="string">
            <text:p>second58.txt</text:p>
          </table:table-cell>
          <table:table-cell office:value-type="float" office:value="0.68" calcext:value-type="float">
            <text:p>0.68</text:p>
          </table:table-cell>
          <table:table-cell office:value-type="float" office:value="0.224752206" calcext:value-type="float">
            <text:p>0.224752206</text:p>
          </table:table-cell>
          <table:table-cell office:value-type="float" office:value="0.255319149" calcext:value-type="float">
            <text:p>0.255319149</text:p>
          </table:table-cell>
          <table:table-cell office:value-type="float" office:value="0.936496" calcext:value-type="float">
            <text:p>0.93649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5</text:p>
          </table:table-cell>
          <table:table-cell office:value-type="string" calcext:value-type="string">
            <text:p>first59.txt</text:p>
          </table:table-cell>
          <table:table-cell office:value-type="string" calcext:value-type="string">
            <text:p>second59.txt</text:p>
          </table:table-cell>
          <table:table-cell office:value-type="float" office:value="0.72" calcext:value-type="float">
            <text:p>0.72</text:p>
          </table:table-cell>
          <table:table-cell office:value-type="float" office:value="0.192180791" calcext:value-type="float">
            <text:p>0.192180791</text:p>
          </table:table-cell>
          <table:table-cell office:value-type="float" office:value="0.255319149" calcext:value-type="float">
            <text:p>0.255319149</text:p>
          </table:table-cell>
          <table:table-cell office:value-type="float" office:value="0.891733" calcext:value-type="float">
            <text:p>0.89173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0.txt</text:p>
          </table:table-cell>
          <table:table-cell office:value-type="string" calcext:value-type="string">
            <text:p>second60.txt</text:p>
          </table:table-cell>
          <table:table-cell office:value-type="float" office:value="0.58" calcext:value-type="float">
            <text:p>0.58</text:p>
          </table:table-cell>
          <table:table-cell office:value-type="float" office:value="0.233954525" calcext:value-type="float">
            <text:p>0.233954525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21033" calcext:value-type="float">
            <text:p>0.82103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1.txt</text:p>
          </table:table-cell>
          <table:table-cell office:value-type="string" calcext:value-type="string">
            <text:p>second61.txt</text:p>
          </table:table-cell>
          <table:table-cell office:value-type="float" office:value="0.76" calcext:value-type="float">
            <text:p>0.76</text:p>
          </table:table-cell>
          <table:table-cell office:value-type="float" office:value="0.169179159" calcext:value-type="float">
            <text:p>0.169179159</text:p>
          </table:table-cell>
          <table:table-cell office:value-type="float" office:value="0.234042553" calcext:value-type="float">
            <text:p>0.234042553</text:p>
          </table:table-cell>
          <table:table-cell office:value-type="float" office:value="0.950973" calcext:value-type="float">
            <text:p>0.95097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2.txt</text:p>
          </table:table-cell>
          <table:table-cell office:value-type="string" calcext:value-type="string">
            <text:p>second62.txt</text:p>
          </table:table-cell>
          <table:table-cell office:value-type="float" office:value="0.74" calcext:value-type="float">
            <text:p>0.74</text:p>
          </table:table-cell>
          <table:table-cell office:value-type="float" office:value="0.191217542" calcext:value-type="float">
            <text:p>0.191217542</text:p>
          </table:table-cell>
          <table:table-cell office:value-type="float" office:value="0.255319149" calcext:value-type="float">
            <text:p>0.255319149</text:p>
          </table:table-cell>
          <table:table-cell office:value-type="float" office:value="0.911012" calcext:value-type="float">
            <text:p>0.91101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3.txt</text:p>
          </table:table-cell>
          <table:table-cell office:value-type="string" calcext:value-type="string">
            <text:p>second63.txt</text:p>
          </table:table-cell>
          <table:table-cell office:value-type="float" office:value="0.6" calcext:value-type="float">
            <text:p>0.6</text:p>
          </table:table-cell>
          <table:table-cell office:value-type="float" office:value="0.236795317" calcext:value-type="float">
            <text:p>0.236795317</text:p>
          </table:table-cell>
          <table:table-cell office:value-type="float" office:value="0.382978723" calcext:value-type="float">
            <text:p>0.382978723</text:p>
          </table:table-cell>
          <table:table-cell office:value-type="float" office:value="0.899457" calcext:value-type="float">
            <text:p>0.89945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4.txt</text:p>
          </table:table-cell>
          <table:table-cell office:value-type="string" calcext:value-type="string">
            <text:p>second64.txt</text:p>
          </table:table-cell>
          <table:table-cell office:value-type="float" office:value="0.58" calcext:value-type="float">
            <text:p>0.58</text:p>
          </table:table-cell>
          <table:table-cell office:value-type="float" office:value="0.227740136" calcext:value-type="float">
            <text:p>0.227740136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02705" calcext:value-type="float">
            <text:p>0.80270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5.txt</text:p>
          </table:table-cell>
          <table:table-cell office:value-type="string" calcext:value-type="string">
            <text:p>second65.txt</text:p>
          </table:table-cell>
          <table:table-cell office:value-type="float" office:value="0.82" calcext:value-type="float">
            <text:p>0.82</text:p>
          </table:table-cell>
          <table:table-cell office:value-type="float" office:value="0.116235805" calcext:value-type="float">
            <text:p>0.116235805</text:p>
          </table:table-cell>
          <table:table-cell office:value-type="float" office:value="0.14893617" calcext:value-type="float">
            <text:p>0.14893617</text:p>
          </table:table-cell>
          <table:table-cell office:value-type="float" office:value="0.955667" calcext:value-type="float">
            <text:p>0.95566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6.txt</text:p>
          </table:table-cell>
          <table:table-cell office:value-type="string" calcext:value-type="string">
            <text:p>second66.txt</text:p>
          </table:table-cell>
          <table:table-cell office:value-type="float" office:value="0.9" calcext:value-type="float">
            <text:p>0.9</text:p>
          </table:table-cell>
          <table:table-cell office:value-type="float" office:value="0.06365423" calcext:value-type="float">
            <text:p>0.06365423</text:p>
          </table:table-cell>
          <table:table-cell office:value-type="float" office:value="0.106382979" calcext:value-type="float">
            <text:p>0.106382979</text:p>
          </table:table-cell>
          <table:table-cell office:value-type="float" office:value="0.996965" calcext:value-type="float">
            <text:p>0.99696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7.txt</text:p>
          </table:table-cell>
          <table:table-cell office:value-type="string" calcext:value-type="string">
            <text:p>second67.txt</text:p>
          </table:table-cell>
          <table:table-cell office:value-type="float" office:value="0.66" calcext:value-type="float">
            <text:p>0.66</text:p>
          </table:table-cell>
          <table:table-cell office:value-type="float" office:value="0.208672407" calcext:value-type="float">
            <text:p>0.208672407</text:p>
          </table:table-cell>
          <table:table-cell office:value-type="float" office:value="0.29787234" calcext:value-type="float">
            <text:p>0.29787234</text:p>
          </table:table-cell>
          <table:table-cell office:value-type="float" office:value="0.933244" calcext:value-type="float">
            <text:p>0.93324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8.txt</text:p>
          </table:table-cell>
          <table:table-cell office:value-type="string" calcext:value-type="string">
            <text:p>second68.txt</text:p>
          </table:table-cell>
          <table:table-cell office:value-type="float" office:value="0.66" calcext:value-type="float">
            <text:p>0.66</text:p>
          </table:table-cell>
          <table:table-cell office:value-type="float" office:value="0.183394517" calcext:value-type="float">
            <text:p>0.183394517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79618" calcext:value-type="float">
            <text:p>0.87961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6</text:p>
          </table:table-cell>
          <table:table-cell office:value-type="string" calcext:value-type="string">
            <text:p>first69.txt</text:p>
          </table:table-cell>
          <table:table-cell office:value-type="string" calcext:value-type="string">
            <text:p>second69.txt</text:p>
          </table:table-cell>
          <table:table-cell office:value-type="float" office:value="0.86" calcext:value-type="float">
            <text:p>0.86</text:p>
          </table:table-cell>
          <table:table-cell office:value-type="float" office:value="0.105624562" calcext:value-type="float">
            <text:p>0.105624562</text:p>
          </table:table-cell>
          <table:table-cell office:value-type="float" office:value="0.14893617" calcext:value-type="float">
            <text:p>0.14893617</text:p>
          </table:table-cell>
          <table:table-cell office:value-type="float" office:value="0.934177" calcext:value-type="float">
            <text:p>0.93417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0.txt</text:p>
          </table:table-cell>
          <table:table-cell office:value-type="string" calcext:value-type="string">
            <text:p>second70.txt</text:p>
          </table:table-cell>
          <table:table-cell office:value-type="float" office:value="0.84" calcext:value-type="float">
            <text:p>0.84</text:p>
          </table:table-cell>
          <table:table-cell office:value-type="float" office:value="0.088073791" calcext:value-type="float">
            <text:p>0.088073791</text:p>
          </table:table-cell>
          <table:table-cell office:value-type="float" office:value="0.170212766" calcext:value-type="float">
            <text:p>0.170212766</text:p>
          </table:table-cell>
          <table:table-cell office:value-type="float" office:value="0.994038" calcext:value-type="float">
            <text:p>0.99403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1.txt</text:p>
          </table:table-cell>
          <table:table-cell office:value-type="string" calcext:value-type="string">
            <text:p>second71.txt</text:p>
          </table:table-cell>
          <table:table-cell office:value-type="float" office:value="0.76" calcext:value-type="float">
            <text:p>0.76</text:p>
          </table:table-cell>
          <table:table-cell office:value-type="float" office:value="0.175990408" calcext:value-type="float">
            <text:p>0.175990408</text:p>
          </table:table-cell>
          <table:table-cell office:value-type="float" office:value="0.29787234" calcext:value-type="float">
            <text:p>0.29787234</text:p>
          </table:table-cell>
          <table:table-cell office:value-type="float" office:value="0.972705" calcext:value-type="float">
            <text:p>0.97270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2.txt</text:p>
          </table:table-cell>
          <table:table-cell office:value-type="string" calcext:value-type="string">
            <text:p>second72.txt</text:p>
          </table:table-cell>
          <table:table-cell office:value-type="float" office:value="0.6" calcext:value-type="float">
            <text:p>0.6</text:p>
          </table:table-cell>
          <table:table-cell office:value-type="float" office:value="0.276985709" calcext:value-type="float">
            <text:p>0.276985709</text:p>
          </table:table-cell>
          <table:table-cell office:value-type="float" office:value="0.340425532" calcext:value-type="float">
            <text:p>0.340425532</text:p>
          </table:table-cell>
          <table:table-cell office:value-type="float" office:value="0.799331" calcext:value-type="float">
            <text:p>0.79933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3.txt</text:p>
          </table:table-cell>
          <table:table-cell office:value-type="string" calcext:value-type="string">
            <text:p>second73.txt</text:p>
          </table:table-cell>
          <table:table-cell office:value-type="float" office:value="0.84" calcext:value-type="float">
            <text:p>0.84</text:p>
          </table:table-cell>
          <table:table-cell office:value-type="float" office:value="0.105616161" calcext:value-type="float">
            <text:p>0.105616161</text:p>
          </table:table-cell>
          <table:table-cell office:value-type="float" office:value="0.127659574" calcext:value-type="float">
            <text:p>0.127659574</text:p>
          </table:table-cell>
          <table:table-cell office:value-type="float" office:value="0.988055" calcext:value-type="float">
            <text:p>0.98805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4.txt</text:p>
          </table:table-cell>
          <table:table-cell office:value-type="string" calcext:value-type="string">
            <text:p>second74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5.txt</text:p>
          </table:table-cell>
          <table:table-cell office:value-type="string" calcext:value-type="string">
            <text:p>second75.txt</text:p>
          </table:table-cell>
          <table:table-cell office:value-type="float" office:value="0.74" calcext:value-type="float">
            <text:p>0.74</text:p>
          </table:table-cell>
          <table:table-cell office:value-type="float" office:value="0.133036862" calcext:value-type="float">
            <text:p>0.133036862</text:p>
          </table:table-cell>
          <table:table-cell office:value-type="float" office:value="0.191489362" calcext:value-type="float">
            <text:p>0.191489362</text:p>
          </table:table-cell>
          <table:table-cell office:value-type="float" office:value="0.942201" calcext:value-type="float">
            <text:p>0.94220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6.txt</text:p>
          </table:table-cell>
          <table:table-cell office:value-type="string" calcext:value-type="string">
            <text:p>second76.txt</text:p>
          </table:table-cell>
          <table:table-cell office:value-type="float" office:value="0.74" calcext:value-type="float">
            <text:p>0.74</text:p>
          </table:table-cell>
          <table:table-cell office:value-type="float" office:value="0.18718832" calcext:value-type="float">
            <text:p>0.18718832</text:p>
          </table:table-cell>
          <table:table-cell office:value-type="float" office:value="0.340425532" calcext:value-type="float">
            <text:p>0.340425532</text:p>
          </table:table-cell>
          <table:table-cell office:value-type="float" office:value="0.932045" calcext:value-type="float">
            <text:p>0.93204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7.txt</text:p>
          </table:table-cell>
          <table:table-cell office:value-type="string" calcext:value-type="string">
            <text:p>second77.txt</text:p>
          </table:table-cell>
          <table:table-cell office:value-type="float" office:value="0.82" calcext:value-type="float">
            <text:p>0.82</text:p>
          </table:table-cell>
          <table:table-cell office:value-type="float" office:value="0.103481691" calcext:value-type="float">
            <text:p>0.103481691</text:p>
          </table:table-cell>
          <table:table-cell office:value-type="float" office:value="0.14893617" calcext:value-type="float">
            <text:p>0.14893617</text:p>
          </table:table-cell>
          <table:table-cell office:value-type="float" office:value="0.987647" calcext:value-type="float">
            <text:p>0.98764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8.txt</text:p>
          </table:table-cell>
          <table:table-cell office:value-type="string" calcext:value-type="string">
            <text:p>second78.txt</text:p>
          </table:table-cell>
          <table:table-cell office:value-type="float" office:value="0.64" calcext:value-type="float">
            <text:p>0.64</text:p>
          </table:table-cell>
          <table:table-cell office:value-type="float" office:value="0.197014096" calcext:value-type="float">
            <text:p>0.197014096</text:p>
          </table:table-cell>
          <table:table-cell office:value-type="float" office:value="0.29787234" calcext:value-type="float">
            <text:p>0.29787234</text:p>
          </table:table-cell>
          <table:table-cell office:value-type="float" office:value="0.881867" calcext:value-type="float">
            <text:p>0.88186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7</text:p>
          </table:table-cell>
          <table:table-cell office:value-type="string" calcext:value-type="string">
            <text:p>first79.txt</text:p>
          </table:table-cell>
          <table:table-cell office:value-type="string" calcext:value-type="string">
            <text:p>second79.txt</text:p>
          </table:table-cell>
          <table:table-cell office:value-type="float" office:value="0.62" calcext:value-type="float">
            <text:p>0.62</text:p>
          </table:table-cell>
          <table:table-cell office:value-type="float" office:value="0.27049231" calcext:value-type="float">
            <text:p>0.27049231</text:p>
          </table:table-cell>
          <table:table-cell office:value-type="float" office:value="0.382978723" calcext:value-type="float">
            <text:p>0.382978723</text:p>
          </table:table-cell>
          <table:table-cell office:value-type="float" office:value="0.873161" calcext:value-type="float">
            <text:p>0.87316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0.txt</text:p>
          </table:table-cell>
          <table:table-cell office:value-type="string" calcext:value-type="string">
            <text:p>second80.txt</text:p>
          </table:table-cell>
          <table:table-cell office:value-type="float" office:value="0.76" calcext:value-type="float">
            <text:p>0.76</text:p>
          </table:table-cell>
          <table:table-cell office:value-type="float" office:value="0.166842097" calcext:value-type="float">
            <text:p>0.166842097</text:p>
          </table:table-cell>
          <table:table-cell office:value-type="float" office:value="0.255319149" calcext:value-type="float">
            <text:p>0.255319149</text:p>
          </table:table-cell>
          <table:table-cell office:value-type="float" office:value="0.925341" calcext:value-type="float">
            <text:p>0.92534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1.txt</text:p>
          </table:table-cell>
          <table:table-cell office:value-type="string" calcext:value-type="string">
            <text:p>second81.txt</text:p>
          </table:table-cell>
          <table:table-cell office:value-type="float" office:value="0.82" calcext:value-type="float">
            <text:p>0.82</text:p>
          </table:table-cell>
          <table:table-cell office:value-type="float" office:value="0.115365177" calcext:value-type="float">
            <text:p>0.115365177</text:p>
          </table:table-cell>
          <table:table-cell office:value-type="float" office:value="0.191489362" calcext:value-type="float">
            <text:p>0.191489362</text:p>
          </table:table-cell>
          <table:table-cell office:value-type="float" office:value="0.975549" calcext:value-type="float">
            <text:p>0.97554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2.txt</text:p>
          </table:table-cell>
          <table:table-cell office:value-type="string" calcext:value-type="string">
            <text:p>second82.txt</text:p>
          </table:table-cell>
          <table:table-cell office:value-type="float" office:value="0.74" calcext:value-type="float">
            <text:p>0.74</text:p>
          </table:table-cell>
          <table:table-cell office:value-type="float" office:value="0.182252605" calcext:value-type="float">
            <text:p>0.182252605</text:p>
          </table:table-cell>
          <table:table-cell office:value-type="float" office:value="0.212765957" calcext:value-type="float">
            <text:p>0.212765957</text:p>
          </table:table-cell>
          <table:table-cell office:value-type="float" office:value="0.903439" calcext:value-type="float">
            <text:p>0.90343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3.txt</text:p>
          </table:table-cell>
          <table:table-cell office:value-type="string" calcext:value-type="string">
            <text:p>second83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4.txt</text:p>
          </table:table-cell>
          <table:table-cell office:value-type="string" calcext:value-type="string">
            <text:p>second84.txt</text:p>
          </table:table-cell>
          <table:table-cell office:value-type="float" office:value="0.82" calcext:value-type="float">
            <text:p>0.82</text:p>
          </table:table-cell>
          <table:table-cell office:value-type="float" office:value="0.138637609" calcext:value-type="float">
            <text:p>0.138637609</text:p>
          </table:table-cell>
          <table:table-cell office:value-type="float" office:value="0.170212766" calcext:value-type="float">
            <text:p>0.170212766</text:p>
          </table:table-cell>
          <table:table-cell office:value-type="float" office:value="0.962345" calcext:value-type="float">
            <text:p>0.96234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5.txt</text:p>
          </table:table-cell>
          <table:table-cell office:value-type="string" calcext:value-type="string">
            <text:p>second85.txt</text:p>
          </table:table-cell>
          <table:table-cell office:value-type="float" office:value="0.62" calcext:value-type="float">
            <text:p>0.62</text:p>
          </table:table-cell>
          <table:table-cell office:value-type="float" office:value="0.256957645" calcext:value-type="float">
            <text:p>0.256957645</text:p>
          </table:table-cell>
          <table:table-cell office:value-type="float" office:value="0.361702128" calcext:value-type="float">
            <text:p>0.361702128</text:p>
          </table:table-cell>
          <table:table-cell office:value-type="float" office:value="0.87436" calcext:value-type="float">
            <text:p>0.8743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6.txt</text:p>
          </table:table-cell>
          <table:table-cell office:value-type="string" calcext:value-type="string">
            <text:p>second86.txt</text:p>
          </table:table-cell>
          <table:table-cell office:value-type="float" office:value="0.64" calcext:value-type="float">
            <text:p>0.64</text:p>
          </table:table-cell>
          <table:table-cell office:value-type="float" office:value="0.168110323" calcext:value-type="float">
            <text:p>0.168110323</text:p>
          </table:table-cell>
          <table:table-cell office:value-type="float" office:value="0.255319149" calcext:value-type="float">
            <text:p>0.255319149</text:p>
          </table:table-cell>
          <table:table-cell office:value-type="float" office:value="0.882918" calcext:value-type="float">
            <text:p>0.88291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7.txt</text:p>
          </table:table-cell>
          <table:table-cell office:value-type="string" calcext:value-type="string">
            <text:p>second87.txt</text:p>
          </table:table-cell>
          <table:table-cell office:value-type="float" office:value="0.8" calcext:value-type="float">
            <text:p>0.8</text:p>
          </table:table-cell>
          <table:table-cell office:value-type="float" office:value="0.158346463" calcext:value-type="float">
            <text:p>0.158346463</text:p>
          </table:table-cell>
          <table:table-cell office:value-type="float" office:value="0.191489362" calcext:value-type="float">
            <text:p>0.191489362</text:p>
          </table:table-cell>
          <table:table-cell office:value-type="float" office:value="0.965284" calcext:value-type="float">
            <text:p>0.96528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8.txt</text:p>
          </table:table-cell>
          <table:table-cell office:value-type="string" calcext:value-type="string">
            <text:p>second88.txt</text:p>
          </table:table-cell>
          <table:table-cell office:value-type="float" office:value="0.66" calcext:value-type="float">
            <text:p>0.66</text:p>
          </table:table-cell>
          <table:table-cell office:value-type="float" office:value="0.20708175" calcext:value-type="float">
            <text:p>0.20708175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77112" calcext:value-type="float">
            <text:p>0.87711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8</text:p>
          </table:table-cell>
          <table:table-cell office:value-type="string" calcext:value-type="string">
            <text:p>first89.txt</text:p>
          </table:table-cell>
          <table:table-cell office:value-type="string" calcext:value-type="string">
            <text:p>second89.txt</text:p>
          </table:table-cell>
          <table:table-cell office:value-type="float" office:value="0.62" calcext:value-type="float">
            <text:p>0.62</text:p>
          </table:table-cell>
          <table:table-cell office:value-type="float" office:value="0.193341923" calcext:value-type="float">
            <text:p>0.193341923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61893" calcext:value-type="float">
            <text:p>0.86189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0.txt</text:p>
          </table:table-cell>
          <table:table-cell office:value-type="string" calcext:value-type="string">
            <text:p>second90.txt</text:p>
          </table:table-cell>
          <table:table-cell office:value-type="float" office:value="0.66" calcext:value-type="float">
            <text:p>0.66</text:p>
          </table:table-cell>
          <table:table-cell office:value-type="float" office:value="0.240950396" calcext:value-type="float">
            <text:p>0.240950396</text:p>
          </table:table-cell>
          <table:table-cell office:value-type="float" office:value="0.340425532" calcext:value-type="float">
            <text:p>0.340425532</text:p>
          </table:table-cell>
          <table:table-cell office:value-type="float" office:value="0.890929" calcext:value-type="float">
            <text:p>0.89092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1.txt</text:p>
          </table:table-cell>
          <table:table-cell office:value-type="string" calcext:value-type="string">
            <text:p>second91.txt</text:p>
          </table:table-cell>
          <table:table-cell office:value-type="float" office:value="0.58" calcext:value-type="float">
            <text:p>0.58</text:p>
          </table:table-cell>
          <table:table-cell office:value-type="float" office:value="0.226550267" calcext:value-type="float">
            <text:p>0.226550267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89731" calcext:value-type="float">
            <text:p>0.88973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2.txt</text:p>
          </table:table-cell>
          <table:table-cell office:value-type="string" calcext:value-type="string">
            <text:p>second92.txt</text:p>
          </table:table-cell>
          <table:table-cell office:value-type="float" office:value="0.66" calcext:value-type="float">
            <text:p>0.66</text:p>
          </table:table-cell>
          <table:table-cell office:value-type="float" office:value="0.214499535" calcext:value-type="float">
            <text:p>0.214499535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885393" calcext:value-type="float">
            <text:p>0.88539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3.txt</text:p>
          </table:table-cell>
          <table:table-cell office:value-type="string" calcext:value-type="string">
            <text:p>second93.txt</text:p>
          </table:table-cell>
          <table:table-cell office:value-type="float" office:value="0.76" calcext:value-type="float">
            <text:p>0.76</text:p>
          </table:table-cell>
          <table:table-cell office:value-type="float" office:value="0.166421586" calcext:value-type="float">
            <text:p>0.166421586</text:p>
          </table:table-cell>
          <table:table-cell office:value-type="float" office:value="0.212765957" calcext:value-type="float">
            <text:p>0.212765957</text:p>
          </table:table-cell>
          <table:table-cell office:value-type="float" office:value="0.937612" calcext:value-type="float">
            <text:p>0.93761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4.txt</text:p>
          </table:table-cell>
          <table:table-cell office:value-type="string" calcext:value-type="string">
            <text:p>second94.txt</text:p>
          </table:table-cell>
          <table:table-cell office:value-type="float" office:value="0.7" calcext:value-type="float">
            <text:p>0.7</text:p>
          </table:table-cell>
          <table:table-cell office:value-type="float" office:value="0.182018871" calcext:value-type="float">
            <text:p>0.182018871</text:p>
          </table:table-cell>
          <table:table-cell office:value-type="float" office:value="0.340425532" calcext:value-type="float">
            <text:p>0.340425532</text:p>
          </table:table-cell>
          <table:table-cell office:value-type="float" office:value="0.962297" calcext:value-type="float">
            <text:p>0.96229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5.txt</text:p>
          </table:table-cell>
          <table:table-cell office:value-type="string" calcext:value-type="string">
            <text:p>second95.txt</text:p>
          </table:table-cell>
          <table:table-cell office:value-type="float" office:value="0.5" calcext:value-type="float">
            <text:p>0.5</text:p>
          </table:table-cell>
          <table:table-cell office:value-type="float" office:value="0.269327526" calcext:value-type="float">
            <text:p>0.269327526</text:p>
          </table:table-cell>
          <table:table-cell office:value-type="float" office:value="0.361702128" calcext:value-type="float">
            <text:p>0.361702128</text:p>
          </table:table-cell>
          <table:table-cell office:value-type="float" office:value="0.796613" calcext:value-type="float">
            <text:p>0.79661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6.txt</text:p>
          </table:table-cell>
          <table:table-cell office:value-type="string" calcext:value-type="string">
            <text:p>second96.txt</text:p>
          </table:table-cell>
          <table:table-cell office:value-type="float" office:value="0.68" calcext:value-type="float">
            <text:p>0.68</text:p>
          </table:table-cell>
          <table:table-cell office:value-type="float" office:value="0.223124769" calcext:value-type="float">
            <text:p>0.223124769</text:p>
          </table:table-cell>
          <table:table-cell office:value-type="float" office:value="0.340425532" calcext:value-type="float">
            <text:p>0.340425532</text:p>
          </table:table-cell>
          <table:table-cell office:value-type="float" office:value="0.800504" calcext:value-type="float">
            <text:p>0.80050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7.txt</text:p>
          </table:table-cell>
          <table:table-cell office:value-type="string" calcext:value-type="string">
            <text:p>second97.txt</text:p>
          </table:table-cell>
          <table:table-cell office:value-type="float" office:value="0.78" calcext:value-type="float">
            <text:p>0.78</text:p>
          </table:table-cell>
          <table:table-cell office:value-type="float" office:value="0.158386658" calcext:value-type="float">
            <text:p>0.158386658</text:p>
          </table:table-cell>
          <table:table-cell office:value-type="float" office:value="0.234042553" calcext:value-type="float">
            <text:p>0.234042553</text:p>
          </table:table-cell>
          <table:table-cell office:value-type="float" office:value="0.961146" calcext:value-type="float">
            <text:p>0.96114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8.txt</text:p>
          </table:table-cell>
          <table:table-cell office:value-type="string" calcext:value-type="string">
            <text:p>second98.txt</text:p>
          </table:table-cell>
          <table:table-cell office:value-type="float" office:value="0.6" calcext:value-type="float">
            <text:p>0.6</text:p>
          </table:table-cell>
          <table:table-cell office:value-type="float" office:value="0.216848337" calcext:value-type="float">
            <text:p>0.216848337</text:p>
          </table:table-cell>
          <table:table-cell office:value-type="float" office:value="0.319148936" calcext:value-type="float">
            <text:p>0.319148936</text:p>
          </table:table-cell>
          <table:table-cell office:value-type="float" office:value="0.894559" calcext:value-type="float">
            <text:p>0.89455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lz009</text:p>
          </table:table-cell>
          <table:table-cell office:value-type="string" calcext:value-type="string">
            <text:p>first99.txt</text:p>
          </table:table-cell>
          <table:table-cell office:value-type="string" calcext:value-type="string">
            <text:p>second99.txt</text:p>
          </table:table-cell>
          <table:table-cell office:value-type="float" office:value="0.64" calcext:value-type="float">
            <text:p>0.64</text:p>
          </table:table-cell>
          <table:table-cell office:value-type="float" office:value="0.234359363" calcext:value-type="float">
            <text:p>0.234359363</text:p>
          </table:table-cell>
          <table:table-cell office:value-type="float" office:value="0.340425532" calcext:value-type="float">
            <text:p>0.340425532</text:p>
          </table:table-cell>
          <table:table-cell office:value-type="float" office:value="0.83452" calcext:value-type="float">
            <text:p>0.8345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0.txt</text:p>
          </table:table-cell>
          <table:table-cell office:value-type="string" calcext:value-type="string">
            <text:p>second10.txt</text:p>
          </table:table-cell>
          <table:table-cell office:value-type="float" office:value="0.6" calcext:value-type="float">
            <text:p>0.6</text:p>
          </table:table-cell>
          <table:table-cell office:value-type="float" office:value="0.308484888" calcext:value-type="float">
            <text:p>0.308484888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0.804954" calcext:value-type="float">
            <text:p>0.80495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1.txt</text:p>
          </table:table-cell>
          <table:table-cell office:value-type="string" calcext:value-type="string">
            <text:p>second11.txt</text:p>
          </table:table-cell>
          <table:table-cell office:value-type="float" office:value="0.5" calcext:value-type="float">
            <text:p>0.5</text:p>
          </table:table-cell>
          <table:table-cell office:value-type="float" office:value="0.573072282" calcext:value-type="float">
            <text:p>0.573072282</text:p>
          </table:table-cell>
          <table:table-cell office:value-type="float" office:value="0.823529412" calcext:value-type="float">
            <text:p>0.823529412</text:p>
          </table:table-cell>
          <table:table-cell office:value-type="float" office:value="0.632817" calcext:value-type="float">
            <text:p>0.63281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2.txt</text:p>
          </table:table-cell>
          <table:table-cell office:value-type="string" calcext:value-type="string">
            <text:p>second12.txt</text:p>
          </table:table-cell>
          <table:table-cell office:value-type="float" office:value="0.7" calcext:value-type="float">
            <text:p>0.7</text:p>
          </table:table-cell>
          <table:table-cell office:value-type="float" office:value="0.311069274" calcext:value-type="float">
            <text:p>0.311069274</text:p>
          </table:table-cell>
          <table:table-cell office:value-type="float" office:value="0.411764706" calcext:value-type="float">
            <text:p>0.411764706</text:p>
          </table:table-cell>
          <table:table-cell office:value-type="float" office:value="0.767802" calcext:value-type="float">
            <text:p>0.76780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3.txt</text:p>
          </table:table-cell>
          <table:table-cell office:value-type="string" calcext:value-type="string">
            <text:p>second13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452930357" calcext:value-type="float">
            <text:p>0.452930357</text:p>
          </table:table-cell>
          <table:table-cell office:value-type="float" office:value="0.529411765" calcext:value-type="float">
            <text:p>0.529411765</text:p>
          </table:table-cell>
          <table:table-cell office:value-type="float" office:value="0.638803" calcext:value-type="float">
            <text:p>0.63880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4.txt</text:p>
          </table:table-cell>
          <table:table-cell office:value-type="string" calcext:value-type="string">
            <text:p>second14.txt</text:p>
          </table:table-cell>
          <table:table-cell office:value-type="float" office:value="0.8" calcext:value-type="float">
            <text:p>0.8</text:p>
          </table:table-cell>
          <table:table-cell office:value-type="float" office:value="0.154198081" calcext:value-type="float">
            <text:p>0.154198081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74819" calcext:value-type="float">
            <text:p>0.97481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5.txt</text:p>
          </table:table-cell>
          <table:table-cell office:value-type="string" calcext:value-type="string">
            <text:p>second15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306402363" calcext:value-type="float">
            <text:p>0.306402363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0.901342" calcext:value-type="float">
            <text:p>0.90134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6.txt</text:p>
          </table:table-cell>
          <table:table-cell office:value-type="string" calcext:value-type="string">
            <text:p>second16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384286495" calcext:value-type="float">
            <text:p>0.384286495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0.772549" calcext:value-type="float">
            <text:p>0.77254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7.txt</text:p>
          </table:table-cell>
          <table:table-cell office:value-type="string" calcext:value-type="string">
            <text:p>second17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418313012" calcext:value-type="float">
            <text:p>0.418313012</text:p>
          </table:table-cell>
          <table:table-cell office:value-type="float" office:value="0.588235294" calcext:value-type="float">
            <text:p>0.588235294</text:p>
          </table:table-cell>
          <table:table-cell office:value-type="float" office:value="0.597317" calcext:value-type="float">
            <text:p>0.59731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8.txt</text:p>
          </table:table-cell>
          <table:table-cell office:value-type="string" calcext:value-type="string">
            <text:p>second18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303618011" calcext:value-type="float">
            <text:p>0.303618011</text:p>
          </table:table-cell>
          <table:table-cell office:value-type="float" office:value="0.411764706" calcext:value-type="float">
            <text:p>0.411764706</text:p>
          </table:table-cell>
          <table:table-cell office:value-type="float" office:value="0.79195" calcext:value-type="float">
            <text:p>0.7919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1</text:p>
          </table:table-cell>
          <table:table-cell office:value-type="string" calcext:value-type="string">
            <text:p>first19.txt</text:p>
          </table:table-cell>
          <table:table-cell office:value-type="string" calcext:value-type="string">
            <text:p>second19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37846108" calcext:value-type="float">
            <text:p>0.37846108</text:p>
          </table:table-cell>
          <table:table-cell office:value-type="float" office:value="0.529411765" calcext:value-type="float">
            <text:p>0.529411765</text:p>
          </table:table-cell>
          <table:table-cell office:value-type="float" office:value="0.688338" calcext:value-type="float">
            <text:p>0.68833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0.txt</text:p>
          </table:table-cell>
          <table:table-cell office:value-type="string" calcext:value-type="string">
            <text:p>second20.txt</text:p>
          </table:table-cell>
          <table:table-cell office:value-type="float" office:value="0.7" calcext:value-type="float">
            <text:p>0.7</text:p>
          </table:table-cell>
          <table:table-cell office:value-type="float" office:value="0.289471978" calcext:value-type="float">
            <text:p>0.289471978</text:p>
          </table:table-cell>
          <table:table-cell office:value-type="float" office:value="0.352941176" calcext:value-type="float">
            <text:p>0.352941176</text:p>
          </table:table-cell>
          <table:table-cell office:value-type="float" office:value="0.808669" calcext:value-type="float">
            <text:p>0.80866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1.txt</text:p>
          </table:table-cell>
          <table:table-cell office:value-type="string" calcext:value-type="string">
            <text:p>second21.txt</text:p>
          </table:table-cell>
          <table:table-cell office:value-type="float" office:value="0.8" calcext:value-type="float">
            <text:p>0.8</text:p>
          </table:table-cell>
          <table:table-cell office:value-type="float" office:value="0.171814388" calcext:value-type="float">
            <text:p>0.17181438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37255" calcext:value-type="float">
            <text:p>0.93725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2.txt</text:p>
          </table:table-cell>
          <table:table-cell office:value-type="string" calcext:value-type="string">
            <text:p>second22.txt</text:p>
          </table:table-cell>
          <table:table-cell office:value-type="float" office:value="0.8" calcext:value-type="float">
            <text:p>0.8</text:p>
          </table:table-cell>
          <table:table-cell office:value-type="float" office:value="0.164167517" calcext:value-type="float">
            <text:p>0.164167517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95769" calcext:value-type="float">
            <text:p>0.89576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3.txt</text:p>
          </table:table-cell>
          <table:table-cell office:value-type="string" calcext:value-type="string">
            <text:p>second23.txt</text:p>
          </table:table-cell>
          <table:table-cell office:value-type="float" office:value="0.55" calcext:value-type="float">
            <text:p>0.55</text:p>
          </table:table-cell>
          <table:table-cell office:value-type="float" office:value="0.314582397" calcext:value-type="float">
            <text:p>0.314582397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0.880083" calcext:value-type="float">
            <text:p>0.88008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4.txt</text:p>
          </table:table-cell>
          <table:table-cell office:value-type="string" calcext:value-type="string">
            <text:p>second24.txt</text:p>
          </table:table-cell>
          <table:table-cell office:value-type="float" office:value="0.6" calcext:value-type="float">
            <text:p>0.6</text:p>
          </table:table-cell>
          <table:table-cell office:value-type="float" office:value="0.407140487" calcext:value-type="float">
            <text:p>0.407140487</text:p>
          </table:table-cell>
          <table:table-cell office:value-type="float" office:value="0.588235294" calcext:value-type="float">
            <text:p>0.588235294</text:p>
          </table:table-cell>
          <table:table-cell office:value-type="float" office:value="0.772343" calcext:value-type="float">
            <text:p>0.77234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5.txt</text:p>
          </table:table-cell>
          <table:table-cell office:value-type="string" calcext:value-type="string">
            <text:p>second25.txt</text:p>
          </table:table-cell>
          <table:table-cell office:value-type="float" office:value="0.7" calcext:value-type="float">
            <text:p>0.7</text:p>
          </table:table-cell>
          <table:table-cell office:value-type="float" office:value="0.240636565" calcext:value-type="float">
            <text:p>0.240636565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4128" calcext:value-type="float">
            <text:p>0.8412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6.txt</text:p>
          </table:table-cell>
          <table:table-cell office:value-type="string" calcext:value-type="string">
            <text:p>second26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319086547" calcext:value-type="float">
            <text:p>0.319086547</text:p>
          </table:table-cell>
          <table:table-cell office:value-type="float" office:value="0.411764706" calcext:value-type="float">
            <text:p>0.411764706</text:p>
          </table:table-cell>
          <table:table-cell office:value-type="float" office:value="0.746543" calcext:value-type="float">
            <text:p>0.74654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7.txt</text:p>
          </table:table-cell>
          <table:table-cell office:value-type="string" calcext:value-type="string">
            <text:p>second27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72023222" calcext:value-type="float">
            <text:p>0.17202322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28173" calcext:value-type="float">
            <text:p>0.92817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8.txt</text:p>
          </table:table-cell>
          <table:table-cell office:value-type="string" calcext:value-type="string">
            <text:p>second28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320710013" calcext:value-type="float">
            <text:p>0.320710013</text:p>
          </table:table-cell>
          <table:table-cell office:value-type="float" office:value="0.411764706" calcext:value-type="float">
            <text:p>0.411764706</text:p>
          </table:table-cell>
          <table:table-cell office:value-type="float" office:value="0.723013" calcext:value-type="float">
            <text:p>0.72301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2</text:p>
          </table:table-cell>
          <table:table-cell office:value-type="string" calcext:value-type="string">
            <text:p>first29.txt</text:p>
          </table:table-cell>
          <table:table-cell office:value-type="string" calcext:value-type="string">
            <text:p>second29.txt</text:p>
          </table:table-cell>
          <table:table-cell office:value-type="float" office:value="0.8" calcext:value-type="float">
            <text:p>0.8</text:p>
          </table:table-cell>
          <table:table-cell office:value-type="float" office:value="0.218405227" calcext:value-type="float">
            <text:p>0.218405227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811558" calcext:value-type="float">
            <text:p>0.81155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0.txt</text:p>
          </table:table-cell>
          <table:table-cell office:value-type="string" calcext:value-type="string">
            <text:p>second30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1.txt</text:p>
          </table:table-cell>
          <table:table-cell office:value-type="string" calcext:value-type="string">
            <text:p>second31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221682308" calcext:value-type="float">
            <text:p>0.22168230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801651" calcext:value-type="float">
            <text:p>0.80165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2.txt</text:p>
          </table:table-cell>
          <table:table-cell office:value-type="string" calcext:value-type="string">
            <text:p>second32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42873058" calcext:value-type="float">
            <text:p>0.142873058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52735" calcext:value-type="float">
            <text:p>0.95273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3.txt</text:p>
          </table:table-cell>
          <table:table-cell office:value-type="string" calcext:value-type="string">
            <text:p>second33.txt</text:p>
          </table:table-cell>
          <table:table-cell office:value-type="float" office:value="0.8" calcext:value-type="float">
            <text:p>0.8</text:p>
          </table:table-cell>
          <table:table-cell office:value-type="float" office:value="0.19467558" calcext:value-type="float">
            <text:p>0.1946755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844788" calcext:value-type="float">
            <text:p>0.84478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4.txt</text:p>
          </table:table-cell>
          <table:table-cell office:value-type="string" calcext:value-type="string">
            <text:p>second34.txt</text:p>
          </table:table-cell>
          <table:table-cell office:value-type="float" office:value="0.8" calcext:value-type="float">
            <text:p>0.8</text:p>
          </table:table-cell>
          <table:table-cell office:value-type="float" office:value="0.183019187" calcext:value-type="float">
            <text:p>0.183019187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5872" calcext:value-type="float">
            <text:p>0.9587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5.txt</text:p>
          </table:table-cell>
          <table:table-cell office:value-type="string" calcext:value-type="string">
            <text:p>second35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19157515" calcext:value-type="float">
            <text:p>0.19157515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85449" calcext:value-type="float">
            <text:p>0.88544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6.txt</text:p>
          </table:table-cell>
          <table:table-cell office:value-type="string" calcext:value-type="string">
            <text:p>second36.txt</text:p>
          </table:table-cell>
          <table:table-cell office:value-type="float" office:value="0.7" calcext:value-type="float">
            <text:p>0.7</text:p>
          </table:table-cell>
          <table:table-cell office:value-type="float" office:value="0.265737405" calcext:value-type="float">
            <text:p>0.265737405</text:p>
          </table:table-cell>
          <table:table-cell office:value-type="float" office:value="0.352941176" calcext:value-type="float">
            <text:p>0.352941176</text:p>
          </table:table-cell>
          <table:table-cell office:value-type="float" office:value="0.866667" calcext:value-type="float">
            <text:p>0.86666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7.txt</text:p>
          </table:table-cell>
          <table:table-cell office:value-type="string" calcext:value-type="string">
            <text:p>second37.txt</text:p>
          </table:table-cell>
          <table:table-cell office:value-type="float" office:value="0.8" calcext:value-type="float">
            <text:p>0.8</text:p>
          </table:table-cell>
          <table:table-cell office:value-type="float" office:value="0.180303213" calcext:value-type="float">
            <text:p>0.180303213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869143" calcext:value-type="float">
            <text:p>0.86914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8.txt</text:p>
          </table:table-cell>
          <table:table-cell office:value-type="string" calcext:value-type="string">
            <text:p>second38.txt</text:p>
          </table:table-cell>
          <table:table-cell office:value-type="float" office:value="0.9" calcext:value-type="float">
            <text:p>0.9</text:p>
          </table:table-cell>
          <table:table-cell office:value-type="float" office:value="0.085881368" calcext:value-type="float">
            <text:p>0.085881368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87203" calcext:value-type="float">
            <text:p>0.98720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3</text:p>
          </table:table-cell>
          <table:table-cell office:value-type="string" calcext:value-type="string">
            <text:p>first39.txt</text:p>
          </table:table-cell>
          <table:table-cell office:value-type="string" calcext:value-type="string">
            <text:p>second39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0.txt</text:p>
          </table:table-cell>
          <table:table-cell office:value-type="string" calcext:value-type="string">
            <text:p>second40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1.txt</text:p>
          </table:table-cell>
          <table:table-cell office:value-type="string" calcext:value-type="string">
            <text:p>second41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49395722" calcext:value-type="float">
            <text:p>0.149395722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40351" calcext:value-type="float">
            <text:p>0.94035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2.txt</text:p>
          </table:table-cell>
          <table:table-cell office:value-type="string" calcext:value-type="string">
            <text:p>second42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198654458" calcext:value-type="float">
            <text:p>0.198654458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944685" calcext:value-type="float">
            <text:p>0.94468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3.txt</text:p>
          </table:table-cell>
          <table:table-cell office:value-type="string" calcext:value-type="string">
            <text:p>second43.txt</text:p>
          </table:table-cell>
          <table:table-cell office:value-type="float" office:value="0.9" calcext:value-type="float">
            <text:p>0.9</text:p>
          </table:table-cell>
          <table:table-cell office:value-type="float" office:value="0.091053431" calcext:value-type="float">
            <text:p>0.091053431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84107" calcext:value-type="float">
            <text:p>0.9841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4.txt</text:p>
          </table:table-cell>
          <table:table-cell office:value-type="string" calcext:value-type="string">
            <text:p>second44.txt</text:p>
          </table:table-cell>
          <table:table-cell office:value-type="float" office:value="0.8" calcext:value-type="float">
            <text:p>0.8</text:p>
          </table:table-cell>
          <table:table-cell office:value-type="float" office:value="0.2401332" calcext:value-type="float">
            <text:p>0.2401332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788029" calcext:value-type="float">
            <text:p>0.78802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5.txt</text:p>
          </table:table-cell>
          <table:table-cell office:value-type="string" calcext:value-type="string">
            <text:p>second45.txt</text:p>
          </table:table-cell>
          <table:table-cell office:value-type="float" office:value="0.7" calcext:value-type="float">
            <text:p>0.7</text:p>
          </table:table-cell>
          <table:table-cell office:value-type="float" office:value="0.281516495" calcext:value-type="float">
            <text:p>0.281516495</text:p>
          </table:table-cell>
          <table:table-cell office:value-type="float" office:value="0.411764706" calcext:value-type="float">
            <text:p>0.411764706</text:p>
          </table:table-cell>
          <table:table-cell office:value-type="float" office:value="0.883179" calcext:value-type="float">
            <text:p>0.88317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6.txt</text:p>
          </table:table-cell>
          <table:table-cell office:value-type="string" calcext:value-type="string">
            <text:p>second46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7.txt</text:p>
          </table:table-cell>
          <table:table-cell office:value-type="string" calcext:value-type="string">
            <text:p>second47.txt</text:p>
          </table:table-cell>
          <table:table-cell office:value-type="float" office:value="0.8" calcext:value-type="float">
            <text:p>0.8</text:p>
          </table:table-cell>
          <table:table-cell office:value-type="float" office:value="0.196177209" calcext:value-type="float">
            <text:p>0.196177209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16821" calcext:value-type="float">
            <text:p>0.91682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8.txt</text:p>
          </table:table-cell>
          <table:table-cell office:value-type="string" calcext:value-type="string">
            <text:p>second48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38926271" calcext:value-type="float">
            <text:p>0.138926271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41176" calcext:value-type="float">
            <text:p>0.94117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4</text:p>
          </table:table-cell>
          <table:table-cell office:value-type="string" calcext:value-type="string">
            <text:p>first49.txt</text:p>
          </table:table-cell>
          <table:table-cell office:value-type="string" calcext:value-type="string">
            <text:p>second49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28029925" calcext:value-type="float">
            <text:p>0.128029925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65738" calcext:value-type="float">
            <text:p>0.96573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0.txt</text:p>
          </table:table-cell>
          <table:table-cell office:value-type="string" calcext:value-type="string">
            <text:p>second50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57079424" calcext:value-type="float">
            <text:p>0.157079424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42828" calcext:value-type="float">
            <text:p>0.94282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1.txt</text:p>
          </table:table-cell>
          <table:table-cell office:value-type="string" calcext:value-type="string">
            <text:p>second51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212356869" calcext:value-type="float">
            <text:p>0.212356869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80743" calcext:value-type="float">
            <text:p>0.8074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2.txt</text:p>
          </table:table-cell>
          <table:table-cell office:value-type="string" calcext:value-type="string">
            <text:p>second52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43283295" calcext:value-type="float">
            <text:p>0.043283295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93395" calcext:value-type="float">
            <text:p>0.99339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3.txt</text:p>
          </table:table-cell>
          <table:table-cell office:value-type="string" calcext:value-type="string">
            <text:p>second53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30262362" calcext:value-type="float">
            <text:p>0.130262362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54386" calcext:value-type="float">
            <text:p>0.95438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4.txt</text:p>
          </table:table-cell>
          <table:table-cell office:value-type="string" calcext:value-type="string">
            <text:p>second54.txt</text:p>
          </table:table-cell>
          <table:table-cell office:value-type="float" office:value="0.8" calcext:value-type="float">
            <text:p>0.8</text:p>
          </table:table-cell>
          <table:table-cell office:value-type="float" office:value="0.182882441" calcext:value-type="float">
            <text:p>0.182882441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47575" calcext:value-type="float">
            <text:p>0.94757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5.txt</text:p>
          </table:table-cell>
          <table:table-cell office:value-type="string" calcext:value-type="string">
            <text:p>second55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77774608" calcext:value-type="float">
            <text:p>0.17777460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27141" calcext:value-type="float">
            <text:p>0.92714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6.txt</text:p>
          </table:table-cell>
          <table:table-cell office:value-type="string" calcext:value-type="string">
            <text:p>second56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275215403" calcext:value-type="float">
            <text:p>0.275215403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685243" calcext:value-type="float">
            <text:p>0.68524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7.txt</text:p>
          </table:table-cell>
          <table:table-cell office:value-type="string" calcext:value-type="string">
            <text:p>second57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217556645" calcext:value-type="float">
            <text:p>0.217556645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928793" calcext:value-type="float">
            <text:p>0.92879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8.txt</text:p>
          </table:table-cell>
          <table:table-cell office:value-type="string" calcext:value-type="string">
            <text:p>second58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4058344" calcext:value-type="float">
            <text:p>0.14058344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6677" calcext:value-type="float">
            <text:p>0.9667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5</text:p>
          </table:table-cell>
          <table:table-cell office:value-type="string" calcext:value-type="string">
            <text:p>first59.txt</text:p>
          </table:table-cell>
          <table:table-cell office:value-type="string" calcext:value-type="string">
            <text:p>second59.txt</text:p>
          </table:table-cell>
          <table:table-cell office:value-type="float" office:value="0.9" calcext:value-type="float">
            <text:p>0.9</text:p>
          </table:table-cell>
          <table:table-cell office:value-type="float" office:value="0.083840454" calcext:value-type="float">
            <text:p>0.083840454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81011" calcext:value-type="float">
            <text:p>0.98101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0.txt</text:p>
          </table:table-cell>
          <table:table-cell office:value-type="string" calcext:value-type="string">
            <text:p>second60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1.txt</text:p>
          </table:table-cell>
          <table:table-cell office:value-type="string" calcext:value-type="string">
            <text:p>second61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55979831" calcext:value-type="float">
            <text:p>0.055979831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88442" calcext:value-type="float">
            <text:p>0.98844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2.txt</text:p>
          </table:table-cell>
          <table:table-cell office:value-type="string" calcext:value-type="string">
            <text:p>second62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56988145" calcext:value-type="float">
            <text:p>0.156988145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61816" calcext:value-type="float">
            <text:p>0.96181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3.txt</text:p>
          </table:table-cell>
          <table:table-cell office:value-type="string" calcext:value-type="string">
            <text:p>second63.txt</text:p>
          </table:table-cell>
          <table:table-cell office:value-type="float" office:value="0.8" calcext:value-type="float">
            <text:p>0.8</text:p>
          </table:table-cell>
          <table:table-cell office:value-type="float" office:value="0.152040123" calcext:value-type="float">
            <text:p>0.152040123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76677" calcext:value-type="float">
            <text:p>0.97667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4.txt</text:p>
          </table:table-cell>
          <table:table-cell office:value-type="string" calcext:value-type="string">
            <text:p>second64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253717984" calcext:value-type="float">
            <text:p>0.253717984</text:p>
          </table:table-cell>
          <table:table-cell office:value-type="float" office:value="0.352941176" calcext:value-type="float">
            <text:p>0.352941176</text:p>
          </table:table-cell>
          <table:table-cell office:value-type="float" office:value="0.831992" calcext:value-type="float">
            <text:p>0.83199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5.txt</text:p>
          </table:table-cell>
          <table:table-cell office:value-type="string" calcext:value-type="string">
            <text:p>second65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49892255" calcext:value-type="float">
            <text:p>0.049892255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82663" calcext:value-type="float">
            <text:p>0.98266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6.txt</text:p>
          </table:table-cell>
          <table:table-cell office:value-type="string" calcext:value-type="string">
            <text:p>second66.txt</text:p>
          </table:table-cell>
          <table:table-cell office:value-type="float" office:value="0.8" calcext:value-type="float">
            <text:p>0.8</text:p>
          </table:table-cell>
          <table:table-cell office:value-type="float" office:value="0.173627998" calcext:value-type="float">
            <text:p>0.17362799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887513" calcext:value-type="float">
            <text:p>0.88751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7.txt</text:p>
          </table:table-cell>
          <table:table-cell office:value-type="string" calcext:value-type="string">
            <text:p>second67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35849677" calcext:value-type="float">
            <text:p>0.135849677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46749" calcext:value-type="float">
            <text:p>0.94674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8.txt</text:p>
          </table:table-cell>
          <table:table-cell office:value-type="string" calcext:value-type="string">
            <text:p>second68.txt</text:p>
          </table:table-cell>
          <table:table-cell office:value-type="float" office:value="0.7" calcext:value-type="float">
            <text:p>0.7</text:p>
          </table:table-cell>
          <table:table-cell office:value-type="float" office:value="0.245481138" calcext:value-type="float">
            <text:p>0.245481138</text:p>
          </table:table-cell>
          <table:table-cell office:value-type="float" office:value="0.352941176" calcext:value-type="float">
            <text:p>0.352941176</text:p>
          </table:table-cell>
          <table:table-cell office:value-type="float" office:value="0.817131" calcext:value-type="float">
            <text:p>0.81713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6</text:p>
          </table:table-cell>
          <table:table-cell office:value-type="string" calcext:value-type="string">
            <text:p>first69.txt</text:p>
          </table:table-cell>
          <table:table-cell office:value-type="string" calcext:value-type="string">
            <text:p>second69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77709596" calcext:value-type="float">
            <text:p>0.177709596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53354" calcext:value-type="float">
            <text:p>0.95335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0.txt</text:p>
          </table:table-cell>
          <table:table-cell office:value-type="string" calcext:value-type="string">
            <text:p>second70.txt</text:p>
          </table:table-cell>
          <table:table-cell table:number-columns-repeated="4" table:style-name="ce1" office:value-type="string" calcext:value-type="string">
            <text:p>N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1.txt</text:p>
          </table:table-cell>
          <table:table-cell office:value-type="string" calcext:value-type="string">
            <text:p>second71.txt</text:p>
          </table:table-cell>
          <table:table-cell office:value-type="float" office:value="0.9" calcext:value-type="float">
            <text:p>0.9</text:p>
          </table:table-cell>
          <table:table-cell office:value-type="float" office:value="0.114719877" calcext:value-type="float">
            <text:p>0.114719877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56244" calcext:value-type="float">
            <text:p>0.95624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2.txt</text:p>
          </table:table-cell>
          <table:table-cell office:value-type="string" calcext:value-type="string">
            <text:p>second72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44738221" calcext:value-type="float">
            <text:p>0.044738221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93395" calcext:value-type="float">
            <text:p>0.99339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3.txt</text:p>
          </table:table-cell>
          <table:table-cell office:value-type="string" calcext:value-type="string">
            <text:p>second73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210156316" calcext:value-type="float">
            <text:p>0.210156316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791125" calcext:value-type="float">
            <text:p>0.79112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4.txt</text:p>
          </table:table-cell>
          <table:table-cell office:value-type="string" calcext:value-type="string">
            <text:p>second74.txt</text:p>
          </table:table-cell>
          <table:table-cell office:value-type="float" office:value="0.9" calcext:value-type="float">
            <text:p>0.9</text:p>
          </table:table-cell>
          <table:table-cell office:value-type="float" office:value="0.119637196" calcext:value-type="float">
            <text:p>0.119637196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45511" calcext:value-type="float">
            <text:p>0.94551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5.txt</text:p>
          </table:table-cell>
          <table:table-cell office:value-type="string" calcext:value-type="string">
            <text:p>second75.txt</text:p>
          </table:table-cell>
          <table:table-cell office:value-type="float" office:value="0.9" calcext:value-type="float">
            <text:p>0.9</text:p>
          </table:table-cell>
          <table:table-cell office:value-type="float" office:value="0.108025163" calcext:value-type="float">
            <text:p>0.108025163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742" calcext:value-type="float">
            <text:p>0.974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6.txt</text:p>
          </table:table-cell>
          <table:table-cell office:value-type="string" calcext:value-type="string">
            <text:p>second76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99043035" calcext:value-type="float">
            <text:p>0.099043035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33127" calcext:value-type="float">
            <text:p>0.93312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7.txt</text:p>
          </table:table-cell>
          <table:table-cell office:value-type="string" calcext:value-type="string">
            <text:p>second77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207426748" calcext:value-type="float">
            <text:p>0.207426748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28277" calcext:value-type="float">
            <text:p>0.82827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8.txt</text:p>
          </table:table-cell>
          <table:table-cell office:value-type="string" calcext:value-type="string">
            <text:p>second78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36471224" calcext:value-type="float">
            <text:p>0.036471224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93395" calcext:value-type="float">
            <text:p>0.99339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7</text:p>
          </table:table-cell>
          <table:table-cell office:value-type="string" calcext:value-type="string">
            <text:p>first79.txt</text:p>
          </table:table-cell>
          <table:table-cell office:value-type="string" calcext:value-type="string">
            <text:p>second79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17163707" calcext:value-type="float">
            <text:p>0.117163707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44479" calcext:value-type="float">
            <text:p>0.94447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0.txt</text:p>
          </table:table-cell>
          <table:table-cell office:value-type="string" calcext:value-type="string">
            <text:p>second80.txt</text:p>
          </table:table-cell>
          <table:table-cell office:value-type="float" office:value="0.9" calcext:value-type="float">
            <text:p>0.9</text:p>
          </table:table-cell>
          <table:table-cell office:value-type="float" office:value="0.117527603" calcext:value-type="float">
            <text:p>0.117527603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57688" calcext:value-type="float">
            <text:p>0.957688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1.txt</text:p>
          </table:table-cell>
          <table:table-cell office:value-type="string" calcext:value-type="string">
            <text:p>second81.txt</text:p>
          </table:table-cell>
          <table:table-cell office:value-type="float" office:value="0.9" calcext:value-type="float">
            <text:p>0.9</text:p>
          </table:table-cell>
          <table:table-cell office:value-type="float" office:value="0.080390018" calcext:value-type="float">
            <text:p>0.080390018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81011" calcext:value-type="float">
            <text:p>0.98101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2.txt</text:p>
          </table:table-cell>
          <table:table-cell office:value-type="string" calcext:value-type="string">
            <text:p>second82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211133463" calcext:value-type="float">
            <text:p>0.211133463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75335" calcext:value-type="float">
            <text:p>0.87533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3.txt</text:p>
          </table:table-cell>
          <table:table-cell office:value-type="string" calcext:value-type="string">
            <text:p>second83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35501497" calcext:value-type="float">
            <text:p>0.035501497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96491" calcext:value-type="float">
            <text:p>0.99649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4.txt</text:p>
          </table:table-cell>
          <table:table-cell office:value-type="string" calcext:value-type="string">
            <text:p>second84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59628371" calcext:value-type="float">
            <text:p>0.059628371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70279" calcext:value-type="float">
            <text:p>0.97027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5.txt</text:p>
          </table:table-cell>
          <table:table-cell office:value-type="string" calcext:value-type="string">
            <text:p>second85.txt</text:p>
          </table:table-cell>
          <table:table-cell office:value-type="float" office:value="0.65" calcext:value-type="float">
            <text:p>0.65</text:p>
          </table:table-cell>
          <table:table-cell office:value-type="float" office:value="0.358517362" calcext:value-type="float">
            <text:p>0.358517362</text:p>
          </table:table-cell>
          <table:table-cell office:value-type="float" office:value="0.529411765" calcext:value-type="float">
            <text:p>0.529411765</text:p>
          </table:table-cell>
          <table:table-cell office:value-type="float" office:value="0.812797" calcext:value-type="float">
            <text:p>0.81279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6.txt</text:p>
          </table:table-cell>
          <table:table-cell office:value-type="string" calcext:value-type="string">
            <text:p>second86.txt</text:p>
          </table:table-cell>
          <table:table-cell office:value-type="float" office:value="0.7" calcext:value-type="float">
            <text:p>0.7</text:p>
          </table:table-cell>
          <table:table-cell office:value-type="float" office:value="0.238488122" calcext:value-type="float">
            <text:p>0.238488122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18782" calcext:value-type="float">
            <text:p>0.818782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7.txt</text:p>
          </table:table-cell>
          <table:table-cell office:value-type="string" calcext:value-type="string">
            <text:p>second87.txt</text:p>
          </table:table-cell>
          <table:table-cell office:value-type="float" office:value="0.8" calcext:value-type="float">
            <text:p>0.8</text:p>
          </table:table-cell>
          <table:table-cell office:value-type="float" office:value="0.223624598" calcext:value-type="float">
            <text:p>0.223624598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37771" calcext:value-type="float">
            <text:p>0.83777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8.txt</text:p>
          </table:table-cell>
          <table:table-cell office:value-type="string" calcext:value-type="string">
            <text:p>second88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212999956" calcext:value-type="float">
            <text:p>0.212999956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91641" calcext:value-type="float">
            <text:p>0.89164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8</text:p>
          </table:table-cell>
          <table:table-cell office:value-type="string" calcext:value-type="string">
            <text:p>first89.txt</text:p>
          </table:table-cell>
          <table:table-cell office:value-type="string" calcext:value-type="string">
            <text:p>second89.txt</text:p>
          </table:table-cell>
          <table:table-cell office:value-type="float" office:value="0.9" calcext:value-type="float">
            <text:p>0.9</text:p>
          </table:table-cell>
          <table:table-cell office:value-type="float" office:value="0.096935834" calcext:value-type="float">
            <text:p>0.096935834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73375" calcext:value-type="float">
            <text:p>0.97337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0.txt</text:p>
          </table:table-cell>
          <table:table-cell office:value-type="string" calcext:value-type="string">
            <text:p>second90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35303078" calcext:value-type="float">
            <text:p>0.135303078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61816" calcext:value-type="float">
            <text:p>0.961816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1.txt</text:p>
          </table:table-cell>
          <table:table-cell office:value-type="string" calcext:value-type="string">
            <text:p>second91.txt</text:p>
          </table:table-cell>
          <table:table-cell office:value-type="float" office:value="0.9" calcext:value-type="float">
            <text:p>0.9</text:p>
          </table:table-cell>
          <table:table-cell office:value-type="float" office:value="0.111942751" calcext:value-type="float">
            <text:p>0.111942751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65325" calcext:value-type="float">
            <text:p>0.96532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2.txt</text:p>
          </table:table-cell>
          <table:table-cell office:value-type="string" calcext:value-type="string">
            <text:p>second92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96354295" calcext:value-type="float">
            <text:p>0.096354295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30444" calcext:value-type="float">
            <text:p>0.930444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3.txt</text:p>
          </table:table-cell>
          <table:table-cell office:value-type="string" calcext:value-type="string">
            <text:p>second93.txt</text:p>
          </table:table-cell>
          <table:table-cell office:value-type="float" office:value="0.8" calcext:value-type="float">
            <text:p>0.8</text:p>
          </table:table-cell>
          <table:table-cell office:value-type="float" office:value="0.226998298" calcext:value-type="float">
            <text:p>0.226998298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95975" calcext:value-type="float">
            <text:p>0.89597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4.txt</text:p>
          </table:table-cell>
          <table:table-cell office:value-type="string" calcext:value-type="string">
            <text:p>second94.txt</text:p>
          </table:table-cell>
          <table:table-cell office:value-type="float" office:value="0.6" calcext:value-type="float">
            <text:p>0.6</text:p>
          </table:table-cell>
          <table:table-cell office:value-type="float" office:value="0.286433358" calcext:value-type="float">
            <text:p>0.286433358</text:p>
          </table:table-cell>
          <table:table-cell office:value-type="float" office:value="0.411764706" calcext:value-type="float">
            <text:p>0.411764706</text:p>
          </table:table-cell>
          <table:table-cell office:value-type="float" office:value="0.819195" calcext:value-type="float">
            <text:p>0.819195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5.txt</text:p>
          </table:table-cell>
          <table:table-cell office:value-type="string" calcext:value-type="string">
            <text:p>second95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21470509" calcext:value-type="float">
            <text:p>0.121470509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00929" calcext:value-type="float">
            <text:p>0.900929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6.txt</text:p>
          </table:table-cell>
          <table:table-cell office:value-type="string" calcext:value-type="string">
            <text:p>second96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34942579" calcext:value-type="float">
            <text:p>0.034942579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96491" calcext:value-type="float">
            <text:p>0.99649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7.txt</text:p>
          </table:table-cell>
          <table:table-cell office:value-type="string" calcext:value-type="string">
            <text:p>second97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23557248" calcext:value-type="float">
            <text:p>0.123557248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68421" calcext:value-type="float">
            <text:p>0.968421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8.txt</text:p>
          </table:table-cell>
          <table:table-cell office:value-type="string" calcext:value-type="string">
            <text:p>second98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246309342" calcext:value-type="float">
            <text:p>0.246309342</text:p>
          </table:table-cell>
          <table:table-cell office:value-type="float" office:value="0.352941176" calcext:value-type="float">
            <text:p>0.352941176</text:p>
          </table:table-cell>
          <table:table-cell office:value-type="float" office:value="0.882147" calcext:value-type="float">
            <text:p>0.88214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/home/user/Phd/Sapir/ncd009</text:p>
          </table:table-cell>
          <table:table-cell office:value-type="string" calcext:value-type="string">
            <text:p>first99.txt</text:p>
          </table:table-cell>
          <table:table-cell office:value-type="string" calcext:value-type="string">
            <text:p>second99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079821829" calcext:value-type="float">
            <text:p>0.079821829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25697" calcext:value-type="float">
            <text:p>0.92569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0.txt</text:p>
          </table:table-cell>
          <table:table-cell office:value-type="string" calcext:value-type="string">
            <text:p>second100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070125" calcext:value-type="float">
            <text:p>0.1070125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86378" calcext:value-type="float">
            <text:p>0.986378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1.txt</text:p>
          </table:table-cell>
          <table:table-cell office:value-type="string" calcext:value-type="string">
            <text:p>second101.txt</text:p>
          </table:table-cell>
          <table:table-cell office:value-type="float" office:value="0.8" calcext:value-type="float">
            <text:p>0.8</text:p>
          </table:table-cell>
          <table:table-cell office:value-type="float" office:value="0.147840795" calcext:value-type="float">
            <text:p>0.147840795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37049" calcext:value-type="float">
            <text:p>0.937049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2.txt</text:p>
          </table:table-cell>
          <table:table-cell office:value-type="string" calcext:value-type="string">
            <text:p>second102.txt</text:p>
          </table:table-cell>
          <table:table-cell office:value-type="float" office:value="0.75" calcext:value-type="float">
            <text:p>0.75</text:p>
          </table:table-cell>
          <table:table-cell office:value-type="float" office:value="0.213811705" calcext:value-type="float">
            <text:p>0.213811705</text:p>
          </table:table-cell>
          <table:table-cell office:value-type="float" office:value="0.352941176" calcext:value-type="float">
            <text:p>0.352941176</text:p>
          </table:table-cell>
          <table:table-cell office:value-type="float" office:value="0.907946" calcext:value-type="float">
            <text:p>0.907946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3.txt</text:p>
          </table:table-cell>
          <table:table-cell office:value-type="string" calcext:value-type="string">
            <text:p>second103.txt</text:p>
          </table:table-cell>
          <table:table-cell office:value-type="float" office:value="0.6" calcext:value-type="float">
            <text:p>0.6</text:p>
          </table:table-cell>
          <table:table-cell office:value-type="float" office:value="0.352509403" calcext:value-type="float">
            <text:p>0.352509403</text:p>
          </table:table-cell>
          <table:table-cell office:value-type="float" office:value="0.470588235" calcext:value-type="float">
            <text:p>0.470588235</text:p>
          </table:table-cell>
          <table:table-cell office:value-type="float" office:value="0.759752" calcext:value-type="float">
            <text:p>0.759752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4.txt</text:p>
          </table:table-cell>
          <table:table-cell office:value-type="string" calcext:value-type="string">
            <text:p>second104.txt</text:p>
          </table:table-cell>
          <table:table-cell office:value-type="float" office:value="0.95" calcext:value-type="float">
            <text:p>0.95</text:p>
          </table:table-cell>
          <table:table-cell office:value-type="float" office:value="0.050721603" calcext:value-type="float">
            <text:p>0.050721603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970279" calcext:value-type="float">
            <text:p>0.970279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5.txt</text:p>
          </table:table-cell>
          <table:table-cell office:value-type="string" calcext:value-type="string">
            <text:p>second105.txt</text:p>
          </table:table-cell>
          <table:table-cell office:value-type="float" office:value="0.9" calcext:value-type="float">
            <text:p>0.9</text:p>
          </table:table-cell>
          <table:table-cell office:value-type="float" office:value="0.118158733" calcext:value-type="float">
            <text:p>0.118158733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3808" calcext:value-type="float">
            <text:p>0.93808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6.txt</text:p>
          </table:table-cell>
          <table:table-cell office:value-type="string" calcext:value-type="string">
            <text:p>second106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8910636" calcext:value-type="float">
            <text:p>0.18910636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88999" calcext:value-type="float">
            <text:p>0.88999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7.txt</text:p>
          </table:table-cell>
          <table:table-cell office:value-type="string" calcext:value-type="string">
            <text:p>second107.txt</text:p>
          </table:table-cell>
          <table:table-cell office:value-type="float" office:value="0.8" calcext:value-type="float">
            <text:p>0.8</text:p>
          </table:table-cell>
          <table:table-cell office:value-type="float" office:value="0.209274494" calcext:value-type="float">
            <text:p>0.209274494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0.878019" calcext:value-type="float">
            <text:p>0.878019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8.txt</text:p>
          </table:table-cell>
          <table:table-cell office:value-type="string" calcext:value-type="string">
            <text:p>second108.txt</text:p>
          </table:table-cell>
          <table:table-cell office:value-type="float" office:value="0.85" calcext:value-type="float">
            <text:p>0.85</text:p>
          </table:table-cell>
          <table:table-cell office:value-type="float" office:value="0.130751976" calcext:value-type="float">
            <text:p>0.130751976</text:p>
          </table:table-cell>
          <table:table-cell office:value-type="float" office:value="0.176470588" calcext:value-type="float">
            <text:p>0.176470588</text:p>
          </table:table-cell>
          <table:table-cell office:value-type="float" office:value="0.971517" calcext:value-type="float">
            <text:p>0.97151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/home/user/Phd/Sapir/ncd01</text:p>
          </table:table-cell>
          <table:table-cell office:value-type="string" calcext:value-type="string">
            <text:p>first109.txt</text:p>
          </table:table-cell>
          <table:table-cell office:value-type="string" calcext:value-type="string">
            <text:p>second109.txt</text:p>
          </table:table-cell>
          <table:table-cell office:value-type="float" office:value="0.9" calcext:value-type="float">
            <text:p>0.9</text:p>
          </table:table-cell>
          <table:table-cell office:value-type="float" office:value="0.102060885" calcext:value-type="float">
            <text:p>0.102060885</text:p>
          </table:table-cell>
          <table:table-cell office:value-type="float" office:value="0.117647059" calcext:value-type="float">
            <text:p>0.117647059</text:p>
          </table:table-cell>
          <table:table-cell office:value-type="float" office:value="0.976677" calcext:value-type="float">
            <text:p>0.9766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29:52.713508651</meta:creation-date>
    <dc:date>2024-01-25T11:10:27.902673211</dc:date>
    <meta:editing-duration>PT11M53S</meta:editing-duration>
    <meta:editing-cycles>2</meta:editing-cycles>
    <meta:generator>LibreOffice/7.3.7.2$Linux_X86_64 LibreOffice_project/30$Build-2</meta:generator>
    <meta:document-statistic meta:table-count="1" meta:cell-count="2151" meta:object-count="2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68cm" svg:height="12.801cm" xlink:href=".." xlink:type="simple" chart:class="chart:line" chart:style-name="ch1">
        <chart:title svg:x="4.017cm" svg:y="0.392cm" chart:style-name="ch2">
          <text:p>MAST of all the checked algorithms as function of mean edge length</text:p>
        </chart:title>
        <chart:legend chart:legend-position="end" svg:x="18.684cm" svg:y="5.354cm" style:legend-expansion="high" chart:style-name="ch3"/>
        <chart:plot-area chart:style-name="ch4" table:cell-range-address="Sheet1.J2:Sheet1.S6" chart:data-source-has-labels="both" svg:x="1.444cm" svg:y="1.427cm" svg:width="16.807cm" svg:height="10.137cm">
          <chart:coordinate-region svg:x="2.171cm" svg:y="1.626cm" svg:width="15.748cm" svg:height="9.291cm"/>
          <chart:axis chart:dimension="x" chart:name="primary-x" chart:style-name="ch5" chartooo:axis-type="auto">
            <chartooo:date-scale/>
            <chart:title svg:x="8.48cm" svg:y="11.82cm" chart:style-name="ch6">
              <text:p>mean edge length</text:p>
            </chart:title>
            <chart:categories table:cell-range-address="Sheet1.K2:Sheet1.S2"/>
          </chart:axis>
          <chart:axis chart:dimension="y" chart:name="primary-y" chart:style-name="ch5">
            <chart:title svg:x="0.451cm" svg:y="6.989cm" chart:style-name="ch7">
              <text:p>MAST</text:p>
            </chart:title>
            <chart:grid chart:style-name="ch8" chart:class="major"/>
          </chart:axis>
          <chart:series chart:style-name="ch9" chart:values-cell-range-address="Sheet1.K3:Sheet1.S3" chart:label-cell-address="Sheet1.J3:Sheet1.J3" chart:class="chart:line">
            <chart:data-point chart:repeated="9"/>
          </chart:series>
          <chart:series chart:style-name="ch10" chart:values-cell-range-address="Sheet1.K4:Sheet1.S4" chart:label-cell-address="Sheet1.J4:Sheet1.J4" chart:class="chart:line">
            <chart:data-point chart:repeated="9"/>
          </chart:series>
          <chart:series chart:style-name="ch11" chart:values-cell-range-address="Sheet1.K5:Sheet1.S5" chart:label-cell-address="Sheet1.J5:Sheet1.J5" chart:class="chart:line">
            <chart:data-point chart:repeated="9"/>
          </chart:series>
          <chart:series chart:style-name="ch12" chart:values-cell-range-address="Sheet1.K6:Sheet1.S6" chart:label-cell-address="Sheet1.J6:Sheet1.J6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Sheet1.K2:Sheet1.S2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</table:table-header-rows>
          <table:table-rows>
            <table:table-row>
              <table:table-cell office:value-type="string">
                <text:p>kmers</text:p>
                <draw:g>
                  <svg:desc>Sheet1.J3:Sheet1.J3</svg:desc>
                </draw:g>
              </table:table-cell>
              <table:table-cell office:value-type="float" office:value="0.375">
                <text:p>0.375</text:p>
                <draw:g>
                  <svg:desc>Sheet1.K3:Sheet1.S3</svg:desc>
                </draw:g>
              </table:table-cell>
              <table:table-cell office:value-type="float" office:value="0.425">
                <text:p>0.425</text:p>
              </table:table-cell>
              <table:table-cell office:value-type="float" office:value="0.475">
                <text:p>0.475</text:p>
              </table:table-cell>
              <table:table-cell office:value-type="float" office:value="0.4">
                <text:p>0.4</text:p>
              </table:table-cell>
              <table:table-cell office:value-type="float" office:value="0.375">
                <text:p>0.375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levinshtein</text:p>
                <draw:g>
                  <svg:desc>Sheet1.J4:Sheet1.J4</svg:desc>
                </draw:g>
              </table:table-cell>
              <table:table-cell office:value-type="float" office:value="0.466666666666667">
                <text:p>0.466666666666667</text:p>
                <draw:g>
                  <svg:desc>Sheet1.K4:Sheet1.S4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5625">
                <text:p>0.45625</text:p>
              </table:table-cell>
              <table:table-cell office:value-type="float" office:value="0.425">
                <text:p>0.425</text:p>
              </table:table-cell>
              <table:table-cell office:value-type="float" office:value="0.4375">
                <text:p>0.4375</text:p>
              </table:table-cell>
              <table:table-cell office:value-type="float" office:value="0.455555555555556">
                <text:p>0.455555555555556</text:p>
              </table:table-cell>
              <table:table-cell office:value-type="float" office:value="0.49375">
                <text:p>0.49375</text:p>
              </table:table-cell>
              <table:table-cell office:value-type="float" office:value="0.494444444444444">
                <text:p>0.494444444444444</text:p>
              </table:table-cell>
            </table:table-row>
            <table:table-row>
              <table:table-cell office:value-type="string">
                <text:p>lempel ziv</text:p>
                <draw:g>
                  <svg:desc>Sheet1.J5:Sheet1.J5</svg:desc>
                </draw:g>
              </table:table-cell>
              <table:table-cell office:value-type="float" office:value="0.586">
                <text:p>0.586</text:p>
                <draw:g>
                  <svg:desc>Sheet1.K5:Sheet1.S5</svg:desc>
                </draw:g>
              </table:table-cell>
              <table:table-cell office:value-type="float" office:value="0.651111111111111">
                <text:p>0.651111111111111</text:p>
              </table:table-cell>
              <table:table-cell office:value-type="float" office:value="0.78">
                <text:p>0.78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0.724">
                <text:p>0.724</text:p>
              </table:table-cell>
              <table:table-cell office:value-type="float" office:value="0.716">
                <text:p>0.71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2">
                <text:p>0.72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ncd</text:p>
                <draw:g>
                  <svg:desc>Sheet1.J6:Sheet1.J6</svg:desc>
                </draw:g>
              </table:table-cell>
              <table:table-cell office:value-type="float" office:value="0.63">
                <text:p>0.63</text:p>
                <draw:g>
                  <svg:desc>Sheet1.K6:Sheet1.S6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0.79375">
                <text:p>0.79375</text:p>
              </table:table-cell>
              <table:table-cell office:value-type="float" office:value="0.8125">
                <text:p>0.8125</text:p>
              </table:table-cell>
              <table:table-cell office:value-type="float" office:value="0.82">
                <text:p>0.82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25">
                <text:p>0.825</text:p>
              </table:table-cell>
              <table:table-cell office:value-type="float" office:value="0.835">
                <text:p>0.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798cm" svg:height="13.146cm" xlink:href=".." xlink:type="simple" chart:class="chart:line" chart:style-name="ch1">
        <chart:title svg:x="4.661cm" svg:y="0.398cm" chart:style-name="ch2">
          <text:p>Qdist of all the checked algorithms as function of mean edge length</text:p>
        </chart:title>
        <chart:legend chart:legend-position="end" svg:x="19.814cm" svg:y="5.527cm" style:legend-expansion="high" chart:style-name="ch3"/>
        <chart:plot-area chart:style-name="ch4" table:cell-range-address="Sheet1.J17:Sheet1.S21" chart:data-source-has-labels="both" svg:x="1.466cm" svg:y="1.439cm" svg:width="17.893cm" svg:height="10.464cm">
          <chart:coordinate-region svg:x="2.193cm" svg:y="1.638cm" svg:width="16.834cm" svg:height="9.618cm"/>
          <chart:axis chart:dimension="x" chart:name="primary-x" chart:style-name="ch5" chartooo:axis-type="auto">
            <chartooo:date-scale/>
            <chart:title svg:x="9.045cm" svg:y="12.165cm" chart:style-name="ch6">
              <text:p>Mean edge length</text:p>
            </chart:title>
            <chart:categories table:cell-range-address="Sheet1.K17:Sheet1.S17"/>
          </chart:axis>
          <chart:axis chart:dimension="y" chart:name="primary-y" chart:style-name="ch7">
            <chart:title svg:x="0.451cm" svg:y="7.562cm" chart:style-name="ch8">
              <text:p>Qdist grade</text:p>
            </chart:title>
            <chart:grid chart:style-name="ch9" chart:class="major"/>
          </chart:axis>
          <chart:series chart:style-name="ch10" chart:values-cell-range-address="Sheet1.K18:Sheet1.S18" chart:label-cell-address="Sheet1.J18:Sheet1.J18" chart:class="chart:line">
            <chart:data-point chart:repeated="9"/>
          </chart:series>
          <chart:series chart:style-name="ch11" chart:values-cell-range-address="Sheet1.K19:Sheet1.S19" chart:label-cell-address="Sheet1.J19:Sheet1.J19" chart:class="chart:line">
            <chart:data-point chart:repeated="9"/>
          </chart:series>
          <chart:series chart:style-name="ch12" chart:values-cell-range-address="Sheet1.K20:Sheet1.S20" chart:label-cell-address="Sheet1.J20:Sheet1.J20" chart:class="chart:line">
            <chart:data-point chart:repeated="9"/>
          </chart:series>
          <chart:series chart:style-name="ch13" chart:values-cell-range-address="Sheet1.K21:Sheet1.S21" chart:label-cell-address="Sheet1.J21:Sheet1.J2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Sheet1.K17:Sheet1.S17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</table:table-header-rows>
          <table:table-rows>
            <table:table-row>
              <table:table-cell office:value-type="string">
                <text:p>kmers</text:p>
                <draw:g>
                  <svg:desc>Sheet1.J18:Sheet1.J18</svg:desc>
                </draw:g>
              </table:table-cell>
              <table:table-cell office:value-type="float" office:value="0.3577915">
                <text:p>0.3577915</text:p>
                <draw:g>
                  <svg:desc>Sheet1.K18:Sheet1.S18</svg:desc>
                </draw:g>
              </table:table-cell>
              <table:table-cell office:value-type="float" office:value="0.3925695">
                <text:p>0.3925695</text:p>
              </table:table-cell>
              <table:table-cell office:value-type="float" office:value="0.452012">
                <text:p>0.452012</text:p>
              </table:table-cell>
              <table:table-cell office:value-type="float" office:value="0.399484">
                <text:p>0.399484</text:p>
              </table:table-cell>
              <table:table-cell office:value-type="float" office:value="0.405057">
                <text:p>0.405057</text:p>
              </table:table-cell>
              <table:table-cell office:value-type="float" office:value="0.3535605">
                <text:p>0.3535605</text:p>
              </table:table-cell>
              <table:table-cell office:value-type="float" office:value="0.455831">
                <text:p>0.455831</text:p>
              </table:table-cell>
              <table:table-cell office:value-type="float" office:value="0.483385">
                <text:p>0.483385</text:p>
              </table:table-cell>
              <table:table-cell office:value-type="float" office:value="0.524252">
                <text:p>0.524252</text:p>
              </table:table-cell>
            </table:table-row>
            <table:table-row>
              <table:table-cell office:value-type="string">
                <text:p>levinshtein</text:p>
                <draw:g>
                  <svg:desc>Sheet1.J19:Sheet1.J19</svg:desc>
                </draw:g>
              </table:table-cell>
              <table:table-cell office:value-type="float" office:value="0.480839222222222">
                <text:p>0.480839222222222</text:p>
                <draw:g>
                  <svg:desc>Sheet1.K19:Sheet1.S19</svg:desc>
                </draw:g>
              </table:table-cell>
              <table:table-cell office:value-type="float" office:value="0.4570898">
                <text:p>0.4570898</text:p>
              </table:table-cell>
              <table:table-cell office:value-type="float" office:value="0.460039111111111">
                <text:p>0.460039111111111</text:p>
              </table:table-cell>
              <table:table-cell office:value-type="float" office:value="0.454902">
                <text:p>0.454902</text:p>
              </table:table-cell>
              <table:table-cell office:value-type="float" office:value="0.47378725">
                <text:p>0.47378725</text:p>
              </table:table-cell>
              <table:table-cell office:value-type="float" office:value="0.42629">
                <text:p>0.42629</text:p>
              </table:table-cell>
              <table:table-cell office:value-type="float" office:value="0.483178444444444">
                <text:p>0.483178444444444</text:p>
              </table:table-cell>
              <table:table-cell office:value-type="float" office:value="0.556527375">
                <text:p>0.556527375</text:p>
              </table:table-cell>
              <table:table-cell office:value-type="float" office:value="0.583533777777778">
                <text:p>0.583533777777778</text:p>
              </table:table-cell>
            </table:table-row>
            <table:table-row>
              <table:table-cell office:value-type="string">
                <text:p>lempel ziv</text:p>
                <draw:g>
                  <svg:desc>Sheet1.J20:Sheet1.J20</svg:desc>
                </draw:g>
              </table:table-cell>
              <table:table-cell office:value-type="float" office:value="0.835264">
                <text:p>0.835264</text:p>
                <draw:g>
                  <svg:desc>Sheet1.K20:Sheet1.S20</svg:desc>
                </draw:g>
              </table:table-cell>
              <table:table-cell office:value-type="float" office:value="0.861537111111111">
                <text:p>0.861537111111111</text:p>
              </table:table-cell>
              <table:table-cell office:value-type="float" office:value="0.9588105">
                <text:p>0.9588105</text:p>
              </table:table-cell>
              <table:table-cell office:value-type="float" office:value="0.929268">
                <text:p>0.929268</text:p>
              </table:table-cell>
              <table:table-cell office:value-type="float" office:value="0.9279714">
                <text:p>0.9279714</text:p>
              </table:table-cell>
              <table:table-cell office:value-type="float" office:value="0.9084851">
                <text:p>0.9084851</text:p>
              </table:table-cell>
              <table:table-cell office:value-type="float" office:value="0.930116666666667">
                <text:p>0.930116666666667</text:p>
              </table:table-cell>
              <table:table-cell office:value-type="float" office:value="0.914249">
                <text:p>0.914249</text:p>
              </table:table-cell>
              <table:table-cell office:value-type="float" office:value="0.8853304">
                <text:p>0.8853304</text:p>
              </table:table-cell>
            </table:table-row>
            <table:table-row>
              <table:table-cell office:value-type="string">
                <text:p>ncd</text:p>
                <draw:g>
                  <svg:desc>Sheet1.J21:Sheet1.J21</svg:desc>
                </draw:g>
              </table:table-cell>
              <table:table-cell office:value-type="float" office:value="0.7570691">
                <text:p>0.7570691</text:p>
                <draw:g>
                  <svg:desc>Sheet1.K21:Sheet1.S21</svg:desc>
                </draw:g>
              </table:table-cell>
              <table:table-cell office:value-type="float" office:value="0.8344686">
                <text:p>0.8344686</text:p>
              </table:table-cell>
              <table:table-cell office:value-type="float" office:value="0.8957945">
                <text:p>0.8957945</text:p>
              </table:table-cell>
              <table:table-cell office:value-type="float" office:value="0.92051075">
                <text:p>0.92051075</text:p>
              </table:table-cell>
              <table:table-cell office:value-type="float" office:value="0.9134572">
                <text:p>0.9134572</text:p>
              </table:table-cell>
              <table:table-cell office:value-type="float" office:value="0.927370777777778">
                <text:p>0.927370777777778</text:p>
              </table:table-cell>
              <table:table-cell office:value-type="float" office:value="0.928861444444444">
                <text:p>0.928861444444444</text:p>
              </table:table-cell>
              <table:table-cell office:value-type="float" office:value="0.911517">
                <text:p>0.911517</text:p>
              </table:table-cell>
              <table:table-cell office:value-type="float" office:value="0.924644">
                <text:p>0.924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